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tyle:font-face style:name="Helvetica" svg:font-family="Helvetica, sans-serif"/>
    <style:font-face style:name="Lohit Devanagari1" svg:font-family="'Lohit Devanagari'"/>
    <style:font-face style:name="OpenSymbol" svg:font-family="OpenSymbol"/>
    <style:font-face style:name="Verdana" svg:font-family="Verdana, sans-serif"/>
    <style:font-face style:name="Wingdings" svg:font-family="Wingdings"/>
    <style:font-face style:name="inherit" svg:font-family="inherit, serif"/>
    <style:font-face style:name="DejaVu Sans Mono" svg:font-family="'DejaVu Sans Mono'" style:font-family-generic="modern" style:font-pitch="fixed"/>
    <style:font-face style:name="Lohit Devanagari2" svg:font-family="'Lohit Devanagari'" style:font-family-generic="modern" style:font-pitch="fixed"/>
    <style:font-face style:name="文泉驿正黑1" svg:font-family="文泉驿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4.126cm"/>
    </style:style>
    <style:style style:name="表格1.B" style:family="table-column">
      <style:table-column-properties style:column-width="12.875cm"/>
    </style:style>
    <style:style style:name="表格1.A1" style:family="table-cell">
      <style:table-cell-properties style:vertical-align="middle" fo:padding-left="0.106cm" fo:padding-right="0.106cm" fo:padding-top="0.049cm" fo:padding-bottom="0.049cm" fo:border="1pt solid #cccccc"/>
    </style:style>
    <style:style style:name="表格1.B1" style:family="table-cell">
      <style:table-cell-properties style:vertical-align="middle" fo:padding-left="0cm" fo:padding-right="0.106cm" fo:padding-top="0.049cm" fo:padding-bottom="0.049cm" fo:border-left="none" fo:border-right="1pt solid #cccccc" fo:border-top="1pt solid #cccccc" fo:border-bottom="1pt solid #cccccc"/>
    </style:style>
    <style:style style:name="表格1.A2" style:family="table-cell">
      <style:table-cell-properties style:vertical-align="middle" fo:padding-left="0.106cm" fo:padding-right="0.106cm" fo:padding-top="0cm" fo:padding-bottom="0.049cm" fo:border-left="1pt solid #cccccc" fo:border-right="1pt solid #cccccc" fo:border-top="none" fo:border-bottom="1pt solid #cccccc"/>
    </style:style>
    <style:style style:name="表格1.B2" style:family="table-cell">
      <style:table-cell-properties style:vertical-align="middle" fo:padding-left="0cm" fo:padding-right="0.106cm" fo:padding-top="0cm" fo:padding-bottom="0.049cm" fo:border-left="none" fo:border-right="1pt solid #cccccc" fo:border-top="none" fo:border-bottom="1pt solid #cccccc"/>
    </style:style>
    <style:style style:name="表格2" style:family="table">
      <style:table-properties style:width="17cm" table:align="left"/>
    </style:style>
    <style:style style:name="表格2.A" style:family="table-column">
      <style:table-column-properties style:column-width="9.437cm"/>
    </style:style>
    <style:style style:name="表格2.B" style:family="table-column">
      <style:table-column-properties style:column-width="7.564cm"/>
    </style:style>
    <style:style style:name="表格2.A1" style:family="table-cell">
      <style:table-cell-properties style:vertical-align="middle" fo:padding-left="0.106cm" fo:padding-right="0.106cm" fo:padding-top="0.049cm" fo:padding-bottom="0.049cm" fo:border="1pt solid #cccccc"/>
    </style:style>
    <style:style style:name="表格2.B1" style:family="table-cell">
      <style:table-cell-properties style:vertical-align="middle" fo:padding-left="0cm" fo:padding-right="0.106cm" fo:padding-top="0.049cm" fo:padding-bottom="0.049cm" fo:border-left="none" fo:border-right="1pt solid #cccccc" fo:border-top="1pt solid #cccccc" fo:border-bottom="1pt solid #cccccc"/>
    </style:style>
    <style:style style:name="表格2.A2" style:family="table-cell">
      <style:table-cell-properties style:vertical-align="middle" fo:padding-left="0.106cm" fo:padding-right="0.106cm" fo:padding-top="0cm" fo:padding-bottom="0.049cm" fo:border-left="1pt solid #cccccc" fo:border-right="1pt solid #cccccc" fo:border-top="none" fo:border-bottom="1pt solid #cccccc"/>
    </style:style>
    <style:style style:name="表格2.B2" style:family="table-cell">
      <style:table-cell-properties style:vertical-align="middle" fo:padding-left="0cm" fo:padding-right="0.106cm" fo:padding-top="0cm" fo:padding-bottom="0.049cm" fo:border-left="none" fo:border-right="1pt solid #cccccc" fo:border-top="none" fo:border-bottom="1pt solid #cccccc"/>
    </style:style>
    <style:style style:name="P1" style:family="paragraph" style:parent-style-name="Text_20_body">
      <style:paragraph-properties fo:text-align="start" style:justify-single-word="false"/>
    </style:style>
    <style:style style:name="P2" style:family="paragraph" style:parent-style-name="Text_20_body">
      <style:text-properties fo:color="#ff0000"/>
    </style:style>
    <style:style style:name="P3" style:family="paragraph" style:parent-style-name="Text_20_body">
      <style:text-properties fo:color="#ff0000" fo:language="none" fo:country="none"/>
    </style:style>
    <style:style style:name="P4" style:family="paragraph" style:parent-style-name="Text_20_body">
      <style:text-properties fo:language="none" fo:country="none"/>
    </style:style>
    <style:style style:name="P5" style:family="paragraph" style:parent-style-name="Text_20_body">
      <style:paragraph-properties fo:margin-left="0.741cm" fo:margin-right="0cm" fo:text-indent="-0.741cm" style:auto-text-indent="false"/>
    </style:style>
    <style:style style:name="P6" style:family="paragraph" style:parent-style-name="Text_20_body">
      <style:paragraph-properties fo:margin-left="0.741cm" fo:margin-right="0cm" fo:text-align="start" style:justify-single-word="false" fo:text-indent="-0.741cm" style:auto-text-indent="false"/>
    </style:style>
    <style:style style:name="P7" style:family="paragraph" style:parent-style-name="Text_20_body">
      <style:paragraph-properties fo:margin-left="1.482cm" fo:margin-right="0cm" fo:text-indent="-0.741cm" style:auto-text-indent="false"/>
    </style:style>
    <style:style style:name="P8" style:family="paragraph" style:parent-style-name="Text_20_body">
      <style:paragraph-properties fo:margin-left="0.741cm" fo:margin-right="0cm" fo:text-indent="0cm" style:auto-text-indent="false"/>
    </style:style>
    <style:style style:name="P9" style:family="paragraph" style:parent-style-name="Text_20_body">
      <style:paragraph-properties fo:margin-left="0.741cm" fo:margin-right="0cm" fo:text-indent="0cm" style:auto-text-indent="false"/>
      <style:text-properties fo:color="#ff0000"/>
    </style:style>
    <style:style style:name="P10" style:family="paragraph" style:parent-style-name="Text_20_body">
      <style:paragraph-properties fo:margin-left="0cm" fo:margin-right="0cm" fo:text-indent="0.741cm" style:auto-text-indent="false"/>
    </style:style>
    <style:style style:name="P11" style:family="paragraph" style:parent-style-name="Text_20_body">
      <style:paragraph-properties fo:margin-left="0.847cm" fo:margin-right="0.847cm" fo:margin-top="0cm" fo:margin-bottom="0.296cm" style:contextual-spacing="false" style:line-height-at-least="0.476cm" fo:text-align="start" style:justify-single-word="false" fo:text-indent="0cm" style:auto-text-indent="false"/>
    </style:style>
    <style:style style:name="P12" style:family="paragraph" style:parent-style-name="Text_20_body">
      <style:paragraph-properties fo:margin-left="1.27cm" fo:margin-right="1.27cm" fo:margin-top="0cm" fo:margin-bottom="0.296cm" style:contextual-spacing="false" style:line-height-at-least="0.476cm" fo:text-align="start" style:justify-single-word="false" fo:text-indent="-0.635cm" style:auto-text-indent="false"/>
    </style:style>
    <style:style style:name="P13" style:family="paragraph" style:parent-style-name="Text_20_body">
      <style:paragraph-properties fo:margin-left="1.852cm" fo:margin-right="0cm" fo:text-indent="0cm" style:auto-text-indent="false"/>
    </style:style>
    <style:style style:name="P14" style:family="paragraph" style:parent-style-name="Text_20_body">
      <style:paragraph-properties fo:margin-left="2.593cm" fo:margin-right="0cm" fo:text-indent="0.37cm" style:auto-text-indent="false"/>
    </style:style>
    <style:style style:name="P15" style:family="paragraph" style:parent-style-name="Text_20_body">
      <style:paragraph-properties fo:margin-left="2.223cm" fo:margin-right="0cm" fo:text-indent="0.741cm" style:auto-text-indent="false"/>
    </style:style>
    <style:style style:name="P16" style:family="paragraph" style:parent-style-name="Text_20_body">
      <style:paragraph-properties fo:margin-left="2.963cm" fo:margin-right="0cm" fo:text-indent="0cm" style:auto-text-indent="false"/>
    </style:style>
    <style:style style:name="P17" style:family="paragraph" style:parent-style-name="Text_20_body">
      <style:paragraph-properties fo:margin-left="1.27cm" fo:margin-right="1.27cm" fo:margin-top="0cm" fo:margin-bottom="0.296cm" style:contextual-spacing="false" style:line-height-at-least="0.476cm" fo:text-align="start" style:justify-single-word="false" fo:text-indent="0cm" style:auto-text-indent="false"/>
    </style:style>
    <style:style style:name="P18" style:family="paragraph" style:parent-style-name="Text_20_body">
      <style:paragraph-properties fo:margin-left="0cm" fo:margin-right="0cm" fo:text-align="start" style:justify-single-word="false" fo:text-indent="1.111cm" style:auto-text-indent="false"/>
    </style:style>
    <style:style style:name="P19" style:family="paragraph" style:parent-style-name="Text_20_body">
      <style:paragraph-properties fo:margin-left="0.741cm" fo:margin-right="0.741cm" fo:text-indent="0cm" style:auto-text-indent="false"/>
    </style:style>
    <style:style style:name="P20" style:family="paragraph" style:parent-style-name="Heading_20_3">
      <style:paragraph-properties fo:text-align="center" style:justify-single-word="false"/>
    </style:style>
    <style:style style:name="P21" style:family="paragraph" style:parent-style-name="Heading_20_1">
      <style:paragraph-properties fo:text-align="start" style:justify-single-word="false"/>
    </style:style>
    <style:style style:name="P22" style:family="paragraph" style:parent-style-name="Horizontal_20_Line">
      <style:paragraph-properties fo:margin-top="0.847cm" fo:margin-bottom="0.847cm" style:contextual-spacing="false" fo:text-align="center" style:justify-single-word="false" style:border-line-width-bottom="0.018cm 0.018cm 0.018cm" fo:padding="0cm" fo:border-left="none" fo:border-right="none" fo:border-top="none" fo:border-bottom="1.5pt double #808080"/>
    </style:style>
    <style:style style:name="P23" style:family="paragraph" style:parent-style-name="Table_20_Contents">
      <style:paragraph-properties fo:margin-top="0cm" fo:margin-bottom="0.499cm" style:contextual-spacing="false"/>
    </style:style>
    <style:style style:name="P24" style:family="paragraph" style:parent-style-name="Preformatted_20_Text">
      <style:paragraph-properties fo:margin-top="0cm" fo:margin-bottom="0.499cm" style:contextual-spacing="false"/>
    </style:style>
    <style:style style:name="P25" style:family="paragraph" style:parent-style-name="Preformatted_20_Text">
      <style:text-properties fo:language="none" fo:country="none"/>
    </style:style>
    <style:style style:name="P26" style:family="paragraph" style:parent-style-name="Text_20_body" style:list-style-name="L1">
      <style:paragraph-properties style:line-height-at-least="0.503cm" fo:text-align="start" style:justify-single-word="false"/>
      <style:text-properties fo:color="#000000"/>
    </style:style>
    <style:style style:name="P27" style:family="paragraph" style:parent-style-name="Text_20_body" style:list-style-name="L4">
      <style:paragraph-properties fo:text-align="start" style:justify-single-word="false"/>
      <style:text-properties fo:color="#000000"/>
    </style:style>
    <style:style style:name="P28" style:family="paragraph" style:parent-style-name="Text_20_body" style:list-style-name="L5">
      <style:paragraph-properties fo:text-align="start" style:justify-single-word="false"/>
      <style:text-properties fo:color="#000000"/>
    </style:style>
    <style:style style:name="P29" style:family="paragraph" style:parent-style-name="Text_20_body" style:list-style-name="L9">
      <style:paragraph-properties fo:text-align="start" style:justify-single-word="false"/>
      <style:text-properties fo:color="#000000"/>
    </style:style>
    <style:style style:name="P30" style:family="paragraph" style:parent-style-name="Text_20_body" style:list-style-name="L2">
      <style:text-properties fo:color="#ff0000"/>
    </style:style>
    <style:style style:name="P31" style:family="paragraph" style:parent-style-name="Text_20_body" style:list-style-name="L3"/>
    <style:style style:name="P32" style:family="paragraph" style:parent-style-name="Text_20_body" style:list-style-name="L6">
      <style:paragraph-properties fo:text-align="start" style:justify-single-word="false"/>
    </style:style>
    <style:style style:name="P33" style:family="paragraph" style:parent-style-name="Text_20_body" style:list-style-name="L7">
      <style:paragraph-properties fo:text-align="start" style:justify-single-word="false"/>
    </style:style>
    <style:style style:name="P34" style:family="paragraph" style:parent-style-name="Text_20_body" style:list-style-name="L8">
      <style:paragraph-properties fo:text-align="start" style:justify-single-word="false"/>
    </style:style>
    <style:style style:name="P35" style:family="paragraph" style:parent-style-name="Text_20_body" style:list-style-name="L10">
      <style:paragraph-properties fo:text-align="start" style:justify-single-word="false"/>
    </style:style>
    <style:style style:name="P36" style:family="paragraph" style:parent-style-name="Text_20_body" style:list-style-name="L1">
      <style:paragraph-properties fo:margin-top="0cm" fo:margin-bottom="0cm" style:contextual-spacing="false" style:line-height-at-least="0.503cm" fo:text-align="start" style:justify-single-word="false"/>
      <style:text-properties fo:color="#000000"/>
    </style:style>
    <style:style style:name="P37" style:family="paragraph" style:parent-style-name="Text_20_body" style:list-style-name="L2">
      <style:paragraph-properties fo:margin-top="0cm" fo:margin-bottom="0cm" style:contextual-spacing="false"/>
      <style:text-properties fo:color="#ff0000" fo:language="none" fo:country="none"/>
    </style:style>
    <style:style style:name="P38" style:family="paragraph" style:parent-style-name="Text_20_body" style:list-style-name="L2">
      <style:paragraph-properties fo:margin-top="0cm" fo:margin-bottom="0cm" style:contextual-spacing="false"/>
      <style:text-properties fo:color="#ff0000"/>
    </style:style>
    <style:style style:name="P39" style:family="paragraph" style:parent-style-name="Text_20_body" style:list-style-name="L3">
      <style:paragraph-properties fo:margin-top="0cm" fo:margin-bottom="0cm" style:contextual-spacing="false"/>
    </style:style>
    <style:style style:name="T1" style:family="text">
      <style:text-properties fo:language="none" fo:country="none"/>
    </style:style>
    <style:style style:name="T2" style:family="text">
      <style:text-properties fo:font-variant="normal" fo:text-transform="none" fo:language="none" fo:country="none"/>
    </style:style>
    <style:style style:name="T3" style:family="text">
      <style:text-properties fo:font-variant="normal" fo:text-transform="none" style:font-name="Wingdings" fo:language="none" fo:country="none"/>
    </style:style>
    <style:style style:name="T4" style:family="text">
      <style:text-properties fo:font-variant="normal" fo:text-transform="none" style:font-name="Wingdings" fo:font-size="14pt" fo:language="none" fo:country="none"/>
    </style:style>
    <style:style style:name="T5" style:family="text">
      <style:text-properties fo:font-variant="normal" fo:text-transform="none" fo:color="#222222" style:font-name="Wingdings" fo:font-size="10pt" fo:language="none" fo:country="none"/>
    </style:style>
    <style:style style:name="T6" style:family="text">
      <style:text-properties fo:font-variant="normal" fo:text-transform="none" fo:color="#222222" style:font-name="Wingdings" fo:font-size="11pt" fo:language="none" fo:country="none"/>
    </style:style>
    <style:style style:name="T7" style:family="text">
      <style:text-properties style:font-size-asian="9pt"/>
    </style:style>
    <style:style style:name="T8" style:family="text">
      <style:text-properties style:font-name="Verdana" fo:font-size="9pt" fo:language="none" fo:country="none"/>
    </style:style>
    <style:style style:name="T9" style:family="text">
      <style:text-properties style:font-name="Verdana" fo:font-size="10pt" fo:language="none" fo:country="none"/>
    </style:style>
    <style:style style:name="T10" style:family="text">
      <style:text-properties style:font-name="Wingdings" fo:language="none" fo:country="none"/>
    </style:style>
    <style:style style:name="T11" style:family="text">
      <style:text-properties style:font-name="Wingdings" fo:font-size="14pt" fo:language="none" fo:country="none"/>
    </style:style>
    <style:style style:name="T12" style:family="text">
      <style:text-properties fo:color="#ff0000"/>
    </style:style>
    <style:style style:name="T13" style:family="text">
      <style:text-properties fo:color="#ff0000" fo:language="none" fo:country="none"/>
    </style:style>
    <style:style style:name="T14" style:family="text">
      <style:text-properties fo:color="#ff0000" fo:language="none" fo:country="none" fo:font-weight="bold"/>
    </style:style>
    <style:style style:name="T15" style:family="text">
      <style:text-properties fo:color="#ff0000" style:font-name="inherit" fo:font-size="9pt" fo:language="none" fo:country="none"/>
    </style:style>
    <style:style style:name="T16" style:family="text">
      <style:text-properties fo:color="#ff0000" style:font-name="Helvetica" fo:font-size="9pt" fo:language="none" fo:country="none"/>
    </style:style>
    <style:style style:name="T17" style:family="text">
      <style:text-properties fo:color="#000000"/>
    </style:style>
    <style:style style:name="T18" style:family="text">
      <style:text-properties fo:color="#000000" fo:language="none" fo:country="none"/>
    </style:style>
    <style:style style:name="T19" style:family="text">
      <style:text-properties fo:color="#000000" style:font-name="Arial" fo:font-size="12pt" fo:letter-spacing="-0.007cm" fo:language="none" fo:country="none"/>
    </style:style>
    <style:style style:name="T20" style:family="text">
      <style:text-properties fo:color="#000000" style:font-name="Verdana" fo:font-size="10pt" fo:language="none" fo:country="none"/>
    </style:style>
    <style:style style:name="T21" style:family="text">
      <style:text-properties fo:color="#000000" fo:font-size="12pt" fo:language="none" fo:country="none"/>
    </style:style>
    <style:style style:name="T22" style:family="text">
      <style:text-properties fo:font-size="14pt" fo:language="none" fo:country="none"/>
    </style:style>
    <style:style style:name="T23" style:family="text">
      <style:text-properties fo:color="#222222"/>
    </style:style>
    <style:style style:name="T24" style:family="text">
      <style:text-properties fo:color="#222222" style:font-name="Wingdings" fo:font-size="10pt" fo:language="none" fo:country="none"/>
    </style:style>
    <style:style style:name="T25" style:family="text">
      <style:text-properties fo:color="#222222" style:font-name="Wingdings" fo:font-size="11pt" fo:language="none" fo:country="none"/>
    </style:style>
    <style:style style:name="T26" style:family="text">
      <style:text-properties fo:color="#222222" style:font-name="inherit" fo:font-size="11pt" fo:language="none" fo:country="none"/>
    </style:style>
    <style:style style:name="T27" style:family="text">
      <style:text-properties fo:font-weight="bold"/>
    </style:style>
    <style:style style:name="T28" style:family="text">
      <style:text-properties fo:font-size="12pt" fo:language="none" fo:country="none"/>
    </style:style>
    <style:style style:name="T29" style:family="text">
      <style:text-properties style:font-name="Calibri" style:font-name-complex="Calibri"/>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0.476cm" draw:visible-area-height="0.476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框1" text:anchor-type="page" text:anchor-page-number="1" svg:x="13.705cm" svg:y="177.403cm" svg:width="0.476cm" draw:z-index="3">
        <draw:text-box fo:min-height="0.476cm">
          <text:p text:style-name="Text_20_body"><draw:frame draw:name="ZeroClipboardMovie_1" text:anchor-type="as-char" svg:width="0.476cm" svg:height="0.476cm" draw:z-index="5"><draw:plugin xlink:href="http://static.blog.csdn.net/scripts/ZeroClipboard/ZeroClipboard.swf" xlink:type="simple" xlink:show="embed" xlink:actuate="onLoad" draw:mime-type="application/x-shockwave-flash"><draw:param draw:name="wmode" draw:value="transparent"/><draw:param draw:name="quality" draw:value="best"/><draw:param draw:name="pluginspage" draw:value="http://www.macromedia.com/go/getflashplayer"/><draw:param draw:name="menu" draw:value="false"/><draw:param draw:name="loop" draw:value="false"/><draw:param draw:name="flashvars" draw:value="id=1&amp;width=18&amp;height=18"/><draw:param draw:name="bgcolor" draw:value="#ffffff"/><draw:param draw:name="allowscriptaccess" draw:value="always"/><draw:param draw:name="allowfullscreen" draw:value="false"/></draw:plugin></draw:frame></text:p>
        </draw:text-box>
      </draw:frame>
      <draw:frame draw:style-name="fr1" draw:name="框2" text:anchor-type="page" text:anchor-page-number="1" svg:x="13.335cm" svg:y="268.896cm" svg:width="0.476cm" draw:z-index="4">
        <draw:text-box fo:min-height="0.476cm">
          <text:p text:style-name="Text_20_body"><draw:frame draw:name="ZeroClipboardMovie_2" text:anchor-type="as-char" svg:width="0.476cm" svg:height="0.476cm" draw:z-index="6"><draw:plugin xlink:href="http://static.blog.csdn.net/scripts/ZeroClipboard/ZeroClipboard.swf" xlink:type="simple" xlink:show="embed" xlink:actuate="onLoad" draw:mime-type="application/x-shockwave-flash"><draw:param draw:name="wmode" draw:value="transparent"/><draw:param draw:name="quality" draw:value="best"/><draw:param draw:name="pluginspage" draw:value="http://www.macromedia.com/go/getflashplayer"/><draw:param draw:name="menu" draw:value="false"/><draw:param draw:name="loop" draw:value="false"/><draw:param draw:name="flashvars" draw:value="id=2&amp;width=18&amp;height=18"/><draw:param draw:name="bgcolor" draw:value="#ffffff"/><draw:param draw:name="allowscriptaccess" draw:value="always"/><draw:param draw:name="allowfullscreen" draw:value="false"/></draw:plugin></draw:frame></text:p>
        </draw:text-box>
      </draw:frame>
      <text:h text:style-name="P20" text:outline-level="3"><text:a xlink:type="simple" xlink:href="http://blog.csdn.net/cloudeep/article/details/5669295">Ganglia 扩展之Python实现方法 </text:a></text:h>
      <text:h text:style-name="P21" text:outline-level="1"><text:span text:style-name="T1">Ganglia </text:span>扩展之 <text:span text:style-name="T1">Python</text:span> 实现方法 </text:h>
      <text:p text:style-name="Text_20_body">                                                                                  --作者：Terry，Schubert</text:p>
      <text:h text:style-name="Heading_20_2" text:outline-level="2"><text:bookmark text:name="N100D4"/><text:bookmark text:name="t1"/><text:span text:style-name="T1">1.</text:span><text:span text:style-name="T2">      </text:span><text:span text:style-name="T1">Ganglia </text:span>简介 </text:h>
      <text:p text:style-name="Text_20_body"><text:span text:style-name="T1">Ganglia </text:span>是 <text:span text:style-name="T1">UC Berkeley </text:span>发起的一个开源监视项目，设计用于测量数以千计的节点。每台计算机都运行一个收集和发送度量数据（如处理器速度、内存使用量等）的名为  <text:span text:style-name="T1">gmond </text:span> 的守护进程。它将从操作系统和指定主机中收集。接收所有度量数据的主机可以显示这些数据并且可以将这些数据的精简表单传递到层次结构中。正因为有这种层次结构模式，才使得 <text:span text:style-name="T1">Ganglia </text:span>可以实现良好的扩展。 <text:span text:style-name="T1">gmond </text:span> 带来的系统负载非常少，这使得它成为在集群中各台计算机上运行的一段代码，而不会影响用户性能。 </text:p>
      <text:p text:style-name="Text_20_body">  </text:p>
      <text:p text:style-name="Text_20_body">所有这些数据收集会多次影响节点性能。网络中的 “ 抖动（ <text:span text:style-name="T1">Jitter</text:span> ） ” 发生在大量小消息同时出现时。我们发现通过将节点时钟保持一致，就可以避免这个问题。 </text:p>
      <text:p text:style-name="Text_20_body">  </text:p>
      <text:h text:style-name="Heading_20_2" text:outline-level="2"><text:bookmark text:name="N10231"/><text:bookmark text:name="t2"/><text:span text:style-name="T1">2.</text:span><text:span text:style-name="T2">      </text:span><text:span text:style-name="T1">Ganglia</text:span> 扩展能力 </text:h>
      <text:p text:style-name="Text_20_body">基本 <text:span text:style-name="T1">Ganglia </text:span>安装已经给我们提供了大量有用信息。使用 <text:span text:style-name="T1">Ganglia </text:span>的插件将给我们提供两种添加更多功能的方法： </text:p>
      <text:list xml:id="list4946445130529215660" text:style-name="L1">
        <text:list-item>
          <text:p text:style-name="P36"><text:span text:style-name="T7">通过添加带内（</text:span> <text:span text:style-name="T8">in-band</text:span> <text:span text:style-name="T7">）插件。</text:span> </text:p>
        </text:list-item>
        <text:list-item>
          <text:p text:style-name="P26"><text:span text:style-name="T7">通过添加一些其他来源的带外（</text:span> <text:span text:style-name="T8">out-of-band</text:span> <text:span text:style-name="T7">）欺骗。</text:span> </text:p>
        </text:list-item>
      </text:list>
      <text:p text:style-name="Text_20_body"><text:span text:style-name="T1">Ganglia</text:span> 安装启动部分参照文档尾部的参考资料，本文档主要讲解 <text:span text:style-name="T1">Ganglia</text:span> 扩展方法的带内 <text:span text:style-name="T1">Python</text:span> 插件实现。 </text:p>
      <text:p text:style-name="Text_20_body">  </text:p>
      <text:h text:style-name="Heading_20_2" text:outline-level="2"><text:bookmark text:name="t3"/><text:span text:style-name="T1">3.</text:span><text:span text:style-name="T2">      </text:span>系统准备 </text:h>
      <text:p text:style-name="Text_20_body">实验环境： </text:p>
      <text:p text:style-name="P5"><text:span text:style-name="T10">l</text:span><text:span text:style-name="T3">  </text:span>机器： </text:p>
      <text:p text:style-name="P7"><text:span text:style-name="T10">n</text:span><text:span text:style-name="T3">  </text:span>机型： <text:span text:style-name="T1">DELL OPTIPLEX 755</text:span> </text:p>
      <text:p text:style-name="P7"><text:span text:style-name="T10">n</text:span><text:span text:style-name="T3">  </text:span>操作系统： <text:span text:style-name="T1">Linux 2.6.18-164.15.1.el5.centos.plus #1 SMP Wed Mar 17 19:54:20 EDT 2010 x86_64 x86_64 x86_64 GNU/Linux</text:span> </text:p>
      <text:p text:style-name="P7"><text:span text:style-name="T10">n</text:span><text:span text:style-name="T3">  </text:span>内存： <text:span text:style-name="T1">2G</text:span> </text:p>
      <text:p text:style-name="P8"><text:soft-page-break/>  </text:p>
      <text:p text:style-name="P5"><text:span text:style-name="T10">l</text:span><text:span text:style-name="T3">  </text:span><text:span text:style-name="T1">Ganglia</text:span> 部署环境 </text:p>
      <text:p text:style-name="P7"><text:span text:style-name="T10">n</text:span><text:span text:style-name="T3">  </text:span><text:span text:style-name="T1">Ganglia </text:span>根目录： <text:span text:style-name="T1">/usr/local/ganglia/                   $GANGLIA_ROOT</text:span> </text:p>
      <text:p text:style-name="P7"><text:span text:style-name="T10">n</text:span><text:span text:style-name="T3">  </text:span><text:span text:style-name="T1">Ganglia </text:span>配置文件目录： <text:span text:style-name="T1">/etc/ganglia/                 $GANGLIA_CONF</text:span> </text:p>
      <text:p text:style-name="P7"><text:span text:style-name="T10">n</text:span><text:span text:style-name="T3">  </text:span><text:span text:style-name="T1">Ganglia RRDTool</text:span> 目录： <text:span text:style-name="T1">/var/lib/ganglia/rrds/       $GANGLIA_RRDS</text:span> </text:p>
      <text:p text:style-name="P7"><text:span text:style-name="T10">n</text:span><text:span text:style-name="T3">  </text:span><text:span text:style-name="T1">Ganglia html</text:span> 目录： <text:span text:style-name="T1">/var/www/html/ganglia/   $GANGLIA_WEB</text:span> </text:p>
      <text:p text:style-name="P8">为了方便描述，将采用 <text:span text:style-name="T1">$GANGLIA_***</text:span> 代表相关环境。 </text:p>
      <text:p text:style-name="Text_20_body">  </text:p>
      <text:p text:style-name="Text_20_body">如果安装成功，可发现 <text:span text:style-name="T1">$GANGLIA_ROOT/lib64/ganglia/modpython.so</text:span> ，该文件是 <text:span text:style-name="T1">Ganglia Python</text:span> 扩展的动态库文件，若不存在，则无法支持 <text:span text:style-name="T1">python</text:span> 扩展。 </text:p>
      <text:h text:style-name="Heading_20_2" text:outline-level="2"><text:bookmark text:name="t4"/><text:span text:style-name="T1">4.</text:span><text:span text:style-name="T2">      </text:span><text:span text:style-name="T1">Python</text:span> 扩展的实现 </text:h>
      <text:h text:style-name="Heading_20_3" text:outline-level="3"><text:bookmark text:name="t5"/><text:span text:style-name="T1">1)</text:span><text:span text:style-name="T2">     </text:span>实例描述 </text:h>
      <text:p text:style-name="Text_20_body">我们以实现一个 <text:span text:style-name="T1">random_module</text:span> ， <text:span text:style-name="T1">random</text:span> 模块中有两个 <text:span text:style-name="T1">metric</text:span> ： <text:span text:style-name="T1">random1</text:span> 和 <text:span text:style-name="T1">random2</text:span> 。我们限定 <text:span text:style-name="T1">random</text:span> 的取值为 <text:span text:style-name="T1">[RandMin,RandomMax],</text:span> 其中 <text:span text:style-name="T1">random1+random2</text:span> 互补，即 </text:p>
      <text:p text:style-name="P10"><text:span text:style-name="T1">random2 = RandomMin + RandomMax - random1</text:span> </text:p>
      <text:p text:style-name="Text_20_body">  </text:p>
      <text:h text:style-name="Heading_20_3" text:outline-level="3"><text:bookmark text:name="t6"/><text:span text:style-name="T1">2)</text:span><text:span text:style-name="T2">     </text:span>需要做的工作 </text:h>
      <text:p text:style-name="Text_20_body">为实现该模块需要做的工作如下： </text:p>
      <text:p text:style-name="P5"><text:span text:style-name="T10">l</text:span><text:span text:style-name="T3">  </text:span>修改配置文件，添加扩展的模块 </text:p>
      <text:p text:style-name="P5"><text:span text:style-name="T10">l</text:span><text:span text:style-name="T3">  </text:span>编写扩展模块 <text:span text:style-name="T1">Python</text:span> 代码 </text:p>
      <text:p text:style-name="P5"><text:span text:style-name="T10">l</text:span><text:span text:style-name="T3">  </text:span>增加扩展模块的统计表（可省略） </text:p>
      <text:p text:style-name="P8">  </text:p>
      <text:h text:style-name="Heading_20_3" text:outline-level="3"><text:bookmark text:name="t7"/><text:span text:style-name="T1">3)</text:span><text:span text:style-name="T2">     </text:span>修改配置文件 </text:h>
      <text:p text:style-name="P5"><text:span text:style-name="T10">l</text:span><text:span text:style-name="T3">  </text:span><text:span text:style-name="T1">gmond.conf</text:span> 文件 </text:p>
      <text:p text:style-name="P8">修改 <text:span text:style-name="T1">$GANGLIA_CONF/gmond.conf</text:span> 文件，操作如下： </text:p>
      <text:p text:style-name="P8">  </text:p>
      <text:p text:style-name="P10"><text:span text:style-name="T1">*********************** Start ****************************</text:span> </text:p>
      <text:p text:style-name="P10">… </text:p>
      <text:p text:style-name="P8"><text:soft-page-break/><text:span text:style-name="T1">modules {</text:span> </text:p>
      <text:p text:style-name="P8">      …<text:span text:style-name="T1">..</text:span> </text:p>
      <text:p text:style-name="P8">  <text:span text:style-name="T1">module {</text:span> </text:p>
      <text:p text:style-name="P8">    <text:span text:style-name="T1">name = "sys_module"</text:span> </text:p>
      <text:p text:style-name="P8">    <text:span text:style-name="T1">path = "modsys.so"</text:span> </text:p>
      <text:p text:style-name="P8">  <text:span text:style-name="T1">}</text:span> </text:p>
      <text:p text:style-name="P8">  </text:p>
      <text:p text:style-name="P8"><text:span text:style-name="T12">  </text:span><text:span text:style-name="T13">/* </text:span>添加 <text:span text:style-name="T13">python </text:span>主模块 <text:span text:style-name="T13">*/</text:span> </text:p>
      <text:p text:style-name="P8"><text:span text:style-name="T12">  </text:span><text:span text:style-name="T13">module {</text:span> </text:p>
      <text:p text:style-name="P8"><text:span text:style-name="T12">    </text:span><text:span text:style-name="T13">name = "python_module"</text:span> </text:p>
      <text:p text:style-name="P8"><text:span text:style-name="T12"> </text:span> </text:p>
      <text:p text:style-name="P8"><text:span text:style-name="T13">/* </text:span>动态库路径， 完整路径为 <text:span text:style-name="T12">  </text:span><text:span text:style-name="T1">$GANGLIA_ROOT/lib64/ganglia/modpython.so</text:span><text:span text:style-name="T13"> */</text:span><text:span text:style-name="T1"> </text:span></text:p>
      <text:p text:style-name="P9">    <text:span text:style-name="T1">path = "modpython.so"   </text:span></text:p>
      <text:p text:style-name="P8"><text:span text:style-name="T12"> </text:span> </text:p>
      <text:p text:style-name="P8"><text:span text:style-name="T13">/*  Python</text:span> 扩展模块代码存放目录，不存在则创建 <text:span text:style-name="T13">*/</text:span> </text:p>
      <text:p text:style-name="P8"><text:span text:style-name="T12">    </text:span><text:span text:style-name="T13">params="/etc/ganglia/python_modules/"</text:span> </text:p>
      <text:p text:style-name="P8"><text:span text:style-name="T12"> </text:span> </text:p>
      <text:p text:style-name="P8"><text:span text:style-name="T13">}</text:span> </text:p>
      <text:p text:style-name="P8">  <text:span text:style-name="T1">}</text:span> </text:p>
      <text:p text:style-name="P8">  </text:p>
      <text:p text:style-name="P10"><text:span text:style-name="T1">include ('/etc/ganglia/conf.d/*.conf')</text:span> </text:p>
      <text:p text:style-name="P10"><text:span text:style-name="T13">/* /etc/ganglia/conf.d/ </text:span>为 <text:span text:style-name="T13">python</text:span><text:span text:style-name="T12"> </text:span>扩展模块配置文件存放目录，不存在则创建， <text:span text:style-name="T13">gmond</text:span> 启动时，会 <text:span text:style-name="T13">load</text:span> 所有的配置文件和 <text:span text:style-name="T13">python</text:span> 模块代码 </text:p>
      <text:p text:style-name="P10"><text:span text:style-name="T12">  </text:span><text:span text:style-name="T13">*/</text:span> </text:p>
      <text:p text:style-name="P8"><text:span text:style-name="T13">include ('/etc/ganglia/conf.d/*.pyconf')</text:span> </text:p>
      <text:p text:style-name="P8"><text:span text:style-name="T17">…</text:span><text:span text:style-name="T18">.</text:span> </text:p>
      <text:p text:style-name="P10"><text:span text:style-name="T1">*********************** End ****************************</text:span> </text:p>
      <text:p text:style-name="P8"><text:span text:style-name="T12"> </text:span> </text:p>
      <text:p text:style-name="P8">我们将用 <text:span text:style-name="T13">$GANGLIA_PY_CODE</text:span> 和 <text:span text:style-name="T13">$GANGLIA_PY_CONF</text:span> 来表示 <text:span text:style-name="T13">Python</text:span> 扩展模块的代码和配置文件存放的目录 </text:p>
      <text:p text:style-name="P8">  </text:p>
      <text:p text:style-name="P5"><text:span text:style-name="T10">l</text:span><text:span text:style-name="T3">  </text:span><text:span text:style-name="T1">random_module.pyconf</text:span> 文件 </text:p>
      <text:p text:style-name="Text_20_body"><text:soft-page-break/><text:span text:style-name="T13">vi $GANGLIA_PY_CONF/random_module.pyconf</text:span> </text:p>
      <text:p text:style-name="Text_20_body"><text:span text:style-name="T13">random_module.pyconf</text:span> 内容如下： </text:p>
      <text:p text:style-name="Text_20_body"><text:span text:style-name="T13">*********************** Start ****************************</text:span> </text:p>
      <text:p text:style-name="Text_20_body"><text:span text:style-name="T13">modules {</text:span> </text:p>
      <text:p text:style-name="Text_20_body"><text:span text:style-name="T12">  </text:span><text:span text:style-name="T13">module {</text:span> </text:p>
      <text:p text:style-name="Text_20_body"><text:span text:style-name="T12">  </text:span><text:span text:style-name="T13">/*  </text:span>模块名 <text:span text:style-name="T13">$PY_MODULE</text:span> ，创建 <text:span text:style-name="T13">Python</text:span> 文件路径为 <text:span text:style-name="T13">$GANGLIA_PY_CODE/$PY_MODULE.py */</text:span> </text:p>
      <text:p text:style-name="P2">    <text:span text:style-name="T1">name = "random_module" </text:span></text:p>
      <text:p text:style-name="P10"><text:span text:style-name="T13">language = "python"</text:span> </text:p>
      <text:p text:style-name="P10"><text:span text:style-name="T13">/*</text:span> 参数列表，所有的参数作为一个 <text:span text:style-name="T13">dict(</text:span> 即 <text:span text:style-name="T13">map)</text:span> 传给 <text:span text:style-name="T13">python</text:span> 脚本的 <text:span text:style-name="T13">metric_init(params)</text:span> 函数。 </text:p>
      <text:p text:style-name="Text_20_body"><text:span text:style-name="T12">   </text:span>本例中， <text:span text:style-name="T13">metric_init</text:span> 调用时， <text:span text:style-name="T13">params={“RandomMax”:”10”,”RandomMin”:”0”}</text:span> </text:p>
      <text:p text:style-name="Text_20_body"><text:span text:style-name="T12">   </text:span><text:span text:style-name="T13">*/</text:span> </text:p>
      <text:p text:style-name="P2">    <text:span text:style-name="T1">param RandomMax{  </text:span></text:p>
      <text:p text:style-name="Text_20_body"><text:span text:style-name="T12">        </text:span><text:span text:style-name="T13">value = 10</text:span> </text:p>
      <text:p text:style-name="Text_20_body"><text:span text:style-name="T12">    </text:span><text:span text:style-name="T13">}</text:span> </text:p>
      <text:p text:style-name="Text_20_body"><text:span text:style-name="T12">    </text:span><text:span text:style-name="T13">param RandomMin{</text:span> </text:p>
      <text:p text:style-name="Text_20_body"><text:span text:style-name="T12">        </text:span><text:span text:style-name="T13">value = 0</text:span> </text:p>
      <text:p text:style-name="Text_20_body"><text:span text:style-name="T12">    </text:span><text:span text:style-name="T13">}</text:span> </text:p>
      <text:p text:style-name="Text_20_body"><text:span text:style-name="T12">  </text:span><text:span text:style-name="T13">}</text:span> </text:p>
      <text:p text:style-name="Text_20_body"><text:span text:style-name="T13">}</text:span> </text:p>
      <text:p text:style-name="Text_20_body"><text:span text:style-name="T12"> </text:span> </text:p>
      <text:p text:style-name="Text_20_body"><text:span text:style-name="T13">/*  </text:span>需要收集的 <text:span text:style-name="T13">metric</text:span> 列表，一个模块中可以扩展任意个 <text:span text:style-name="T13">metric </text:span></text:p>
      <text:p text:style-name="Text_20_body"><text:span text:style-name="T12"> </text:span> </text:p>
      <text:p text:style-name="Text_20_body">本例中，我们收集的 <text:span text:style-name="T13">metric</text:span> 为 <text:span text:style-name="T13">random1</text:span> 和 <text:span text:style-name="T13">random2.</text:span> </text:p>
      <text:p text:style-name="Text_20_body"><text:span text:style-name="T13">Title</text:span> 的内容，作为 <text:span text:style-name="T13">metric</text:span> 图的标题 </text:p>
      <text:p text:style-name="Text_20_body"><text:span text:style-name="T12">  </text:span><text:span text:style-name="T13">*/</text:span> </text:p>
      <text:p text:style-name="Text_20_body"><text:span text:style-name="T13">collection_group {</text:span> </text:p>
      <text:p text:style-name="Text_20_body"><text:span text:style-name="T12">  </text:span><text:span text:style-name="T13">/* </text:span>汇报周期 </text:p>
      <text:p text:style-name="Text_20_body"><text:span text:style-name="T12">   </text:span>可选参数： </text:p>
      <text:p text:style-name="P11"><text:span text:style-name="T15">collect_once – Specifies that the group of static metrics</text:span> </text:p>
      <text:p text:style-name="P11"><text:span text:style-name="T15">collect_every – Collection interval (only valid for non-static)</text:span> </text:p>
      <text:p text:style-name="P11"><text:span text:style-name="T15">time_threshold – Max data send interval</text:span> </text:p>
      <text:p text:style-name="Text_20_body"><text:span text:style-name="T13">*/</text:span> </text:p>
      <text:p text:style-name="Text_20_body"><text:soft-page-break/><text:span text:style-name="T12">  </text:span><text:span text:style-name="T13">collect_every = 10  /* 10 s </text:span>汇报一次 <text:span text:style-name="T13">*/</text:span> </text:p>
      <text:p text:style-name="Text_20_body"><text:span text:style-name="T12"> </text:span> </text:p>
      <text:p text:style-name="P2">  <text:span text:style-name="T1">time_threshold = 50 </text:span></text:p>
      <text:p text:style-name="Text_20_body"><text:span text:style-name="T12">  </text:span><text:span text:style-name="T13">metric {</text:span> </text:p>
      <text:p text:style-name="Text_20_body"><text:span text:style-name="T12">    </text:span><text:span text:style-name="T13">name = "random1"</text:span> </text:p>
      <text:p text:style-name="Text_20_body"><text:span text:style-name="T12">    </text:span><text:span text:style-name="T13">title = "test random1"   /* </text:span><text:span text:style-name="T16">Metric name (see “gmond –m”)  */</text:span> </text:p>
      <text:p text:style-name="Text_20_body"><text:span text:style-name="T12">    </text:span><text:span text:style-name="T13">value_threshold = 50  /* </text:span><text:span text:style-name="T16">Metric variance threshold (send if exceeded) </text:span><text:span text:style-name="T13">*/</text:span> </text:p>
      <text:p text:style-name="Text_20_body"><text:span text:style-name="T12">  </text:span><text:span text:style-name="T13">}</text:span> </text:p>
      <text:p text:style-name="Text_20_body"><text:span text:style-name="T12">  </text:span><text:span text:style-name="T13">metric {</text:span> </text:p>
      <text:p text:style-name="Text_20_body"><text:span text:style-name="T12">     </text:span><text:span text:style-name="T13">name="random2"</text:span> </text:p>
      <text:p text:style-name="Text_20_body"><text:span text:style-name="T12">     </text:span><text:span text:style-name="T13">title = "test random2"</text:span> </text:p>
      <text:p text:style-name="Text_20_body"><text:span text:style-name="T12">     </text:span><text:span text:style-name="T13">value_threshold = 50</text:span> </text:p>
      <text:p text:style-name="Text_20_body"><text:span text:style-name="T12">  </text:span><text:span text:style-name="T13">}</text:span> </text:p>
      <text:p text:style-name="Text_20_body"><text:span text:style-name="T13">}</text:span> </text:p>
      <text:p text:style-name="Text_20_body"><text:span text:style-name="T13">*********************** End ****************************</text:span> </text:p>
      <text:p text:style-name="Text_20_body">  </text:p>
      <text:h text:style-name="Heading_20_3" text:outline-level="3"><text:bookmark text:name="t8"/><text:span text:style-name="T1">4)</text:span><text:span text:style-name="T2">     </text:span>编写模块代码 </text:h>
      <text:p text:style-name="Text_20_body"><text:span text:style-name="T1">Ganglia </text:span>模块扩展时， <text:span text:style-name="T1">Python</text:span> 脚本主要要实现的函数有： </text:p>
      <text:p text:style-name="P5"><text:span text:style-name="T11">l</text:span><text:span text:style-name="T4">  </text:span><text:span text:style-name="T22">metric_init(params):  </text:span></text:p>
      <text:p text:style-name="P12"><text:span text:style-name="T24">§</text:span><text:span text:style-name="T5">  </text:span><text:span text:style-name="T26">Called once at module initialization time</text:span> </text:p>
      <text:p text:style-name="P12"><text:span text:style-name="T24">§</text:span><text:span text:style-name="T5">  </text:span><text:span text:style-name="T26">Must return a metric description dictionary or list of dictionaries</text:span> </text:p>
      <text:p text:style-name="P13"><text:span text:style-name="T1">Metric definition data dictionary</text:span> ： </text:p>
      <text:p text:style-name="P13"><text:span text:style-name="T1">d = {      ‘name’ : ‘&lt;your_metric_name&gt;’,</text:span> </text:p>
      <text:p text:style-name="P14">‘ <text:span text:style-name="T1">call_back’ : &lt;call_back function&gt;,</text:span> </text:p>
      <text:p text:style-name="P15">‘ <text:span text:style-name="T1">time_max’ : int(&lt;your_time_max&gt;),</text:span> </text:p>
      <text:p text:style-name="P15">‘ <text:span text:style-name="T1">value_type’ : ‘&lt;string | uint | float | double&gt;’,</text:span> </text:p>
      <text:p text:style-name="P16">‘ <text:span text:style-name="T1">units’ : ’&lt;your_units&gt;’,</text:span> </text:p>
      <text:p text:style-name="P16">‘ <text:span text:style-name="T1">slope’ : ‘&lt;zero | positive | negative | both&gt;’,</text:span> </text:p>
      <text:p text:style-name="P16">‘ <text:span text:style-name="T1">format’ : ‘&lt;your_format&gt;’,</text:span> </text:p>
      <text:p text:style-name="P16">‘ <text:span text:style-name="T1">description’ : ‘&lt;your_description&gt;’}</text:span> </text:p>
      <text:p text:style-name="P13"><text:soft-page-break/>  </text:p>
      <text:p text:style-name="P13"><text:span text:style-name="T1">Can be a single dictionary or a list of dictionaries</text:span> </text:p>
      <text:p text:style-name="P13"><text:span text:style-name="T1">Must be returned from the metric_init() function</text:span> </text:p>
      <text:p text:style-name="P17"><text:span text:style-name="T23"> </text:span> </text:p>
      <text:p text:style-name="P12"><text:span text:style-name="T24">§</text:span><text:span text:style-name="T5">  </text:span><text:span text:style-name="T26">Any other module initialization can also take place here</text:span> </text:p>
      <text:p text:style-name="P5"><text:span text:style-name="T25">l</text:span><text:span text:style-name="T6">  </text:span><text:span text:style-name="T26">metric_handler() – may have multiple handlers</text:span> </text:p>
      <text:p text:style-name="P12"><text:span text:style-name="T24">§</text:span><text:span text:style-name="T5">  </text:span><text:span text:style-name="T26">Metric gathering handler</text:span> </text:p>
      <text:p text:style-name="P12"><text:span text:style-name="T24">§</text:span><text:span text:style-name="T5">  </text:span><text:span text:style-name="T26">Must return a single data value of the same type as specified in the metric_init() function</text:span> </text:p>
      <text:p text:style-name="P5"><text:span text:style-name="T25">l</text:span><text:span text:style-name="T6">  </text:span><text:span text:style-name="T26">metric_cleanup()</text:span> </text:p>
      <text:p text:style-name="P12"><text:span text:style-name="T24">§</text:span><text:span text:style-name="T5">  </text:span><text:span text:style-name="T26">Called once at module termination time</text:span> </text:p>
      <text:p text:style-name="P12"><text:span text:style-name="T24">§</text:span><text:span text:style-name="T5">  </text:span><text:span text:style-name="T26">Does not return a value</text:span> </text:p>
      <text:p text:style-name="Text_20_body"><text:span text:style-name="T13">vi $GANGLIA_PY_CODE /random_module.py</text:span> </text:p>
      <text:p text:style-name="Text_20_body"><text:span text:style-name="T13">random_module.py</text:span> 的代码如下： </text:p>
      <text:p text:style-name="Text_20_body"><text:span text:style-name="T13">*********************** Start ****************************</text:span> </text:p>
      <text:p text:style-name="Text_20_body"> </text:p>
      <text:p text:style-name="Text_20_body"><text:span text:style-name="T14">[python]</text:span><text:span text:style-name="T13"> </text:span><text:a xlink:type="simple" xlink:href="http://blog.csdn.net/cloudeep/article/details/5669295#">view plain</text:a><text:a xlink:type="simple" xlink:href="http://blog.csdn.net/cloudeep/article/details/5669295#">copy</text:a></text:p>
      <text:list xml:id="list6446454757121471384" text:style-name="L2">
        <text:list-item>
          <text:p text:style-name="P37">import random  </text:p>
        </text:list-item>
        <text:list-item>
          <text:p text:style-name="P37">random_max = 100  </text:p>
        </text:list-item>
        <text:list-item>
          <text:p text:style-name="P37">random_min = 0  <text:span text:style-name="T29">module</text:span></text:p>
        </text:list-item>
        <text:list-item>
          <text:p text:style-name="P37">v = 0  </text:p>
        </text:list-item>
        <text:list-item>
          <text:p text:style-name="P37">def random1_handler(name):  </text:p>
        </text:list-item>
        <text:list-item>
          <text:p text:style-name="P38">        <text:span text:style-name="T1">global v,random_max,random_min  </text:span></text:p>
        </text:list-item>
        <text:list-item>
          <text:p text:style-name="P38">        <text:span text:style-name="T1">v = random.randint(random_min,random_max)  </text:span></text:p>
        </text:list-item>
        <text:list-item>
          <text:p text:style-name="P38">        <text:span text:style-name="T1">return v  </text:span></text:p>
        </text:list-item>
        <text:list-item>
          <text:p text:style-name="P37">def random2_handler(name):  </text:p>
        </text:list-item>
        <text:list-item>
          <text:p text:style-name="P38">        <text:span text:style-name="T1">global v,random_max,random_min  </text:span></text:p>
        </text:list-item>
        <text:list-item>
          <text:p text:style-name="P38">        <text:span text:style-name="T1">return random_min+random_max-v  </text:span></text:p>
        </text:list-item>
        <text:list-item>
          <text:p text:style-name="P37">def metric_init(params):  </text:p>
        </text:list-item>
        <text:list-item>
          <text:p text:style-name="P38">        <text:span text:style-name="T1">global random_max,random_min  </text:span></text:p>
        </text:list-item>
        <text:list-item>
          <text:p text:style-name="P38">        <text:span text:style-name="T1">if params:  </text:span></text:p>
        </text:list-item>
        <text:list-item>
          <text:p text:style-name="P38">                <text:span text:style-name="T1">if params.has_key("RandomMin"):  </text:span></text:p>
        </text:list-item>
        <text:list-item>
          <text:p text:style-name="P38">                        <text:span text:style-name="T1">random_min = int(params["RandomMin"])  </text:span></text:p>
        </text:list-item>
        <text:list-item>
          <text:p text:style-name="P38">                <text:span text:style-name="T1">if params.has_key("RandomMax"):  </text:span></text:p>
        </text:list-item>
        <text:list-item>
          <text:p text:style-name="P38">                        <text:span text:style-name="T1">random_max = int(params["RandomMax"])  </text:span></text:p>
        </text:list-item>
        <text:list-item>
          <text:p text:style-name="P38">        <text:span text:style-name="T1">tmp = {'name':'random1','call_back':random1_handler,  </text:span></text:p>
        </text:list-item>
        <text:list-item>
          <text:p text:style-name="P38">                <text:span text:style-name="T1">'value_type':'uint','units':'usage',  </text:span></text:p>
        </text:list-item>
        <text:list-item>
          <text:p text:style-name="P38"><text:soft-page-break/>                <text:span text:style-name="T1">'slope':'both','format':'%u',  </text:span></text:p>
        </text:list-item>
        <text:list-item>
          <text:p text:style-name="P38">                <text:span text:style-name="T1">'description':'test random plugin',  </text:span></text:p>
        </text:list-item>
        <text:list-item>
          <text:p text:style-name="P38">                <text:span text:style-name="T1">'groups':'random'}  </text:span></text:p>
        </text:list-item>
        <text:list-item>
          <text:p text:style-name="P38">        <text:span text:style-name="T1">descriptors = [tmp]  </text:span></text:p>
        </text:list-item>
        <text:list-item>
          <text:p text:style-name="P38">        <text:span text:style-name="T1">tmp1 = {'name':'random2','call_back':random2_handler,  </text:span></text:p>
        </text:list-item>
        <text:list-item>
          <text:p text:style-name="P38">                <text:span text:style-name="T1">'value_type':'uint','units':'usage',  </text:span></text:p>
        </text:list-item>
        <text:list-item>
          <text:p text:style-name="P38">                <text:span text:style-name="T1">'slope':'both','format':'%u',  </text:span></text:p>
        </text:list-item>
        <text:list-item>
          <text:p text:style-name="P38">                <text:span text:style-name="T1">'description':'test subs plugin',  </text:span></text:p>
        </text:list-item>
        <text:list-item>
          <text:p text:style-name="P38">                <text:span text:style-name="T1">'groups':'random'}  </text:span></text:p>
        </text:list-item>
        <text:list-item>
          <text:p text:style-name="P38">        <text:span text:style-name="T1">descriptors.append(tmp1)  </text:span></text:p>
        </text:list-item>
        <text:list-item>
          <text:p text:style-name="P38">        <text:span text:style-name="T1">return descriptors  </text:span></text:p>
        </text:list-item>
        <text:list-item>
          <text:p text:style-name="P37">def metric_cleanup():  </text:p>
        </text:list-item>
        <text:list-item>
          <text:p text:style-name="P38">        <text:span text:style-name="T1">pass  </text:span></text:p>
        </text:list-item>
        <text:list-item>
          <text:p text:style-name="P37">if __name__=='__main__':  </text:p>
        </text:list-item>
        <text:list-item>
          <text:p text:style-name="P38">        <text:span text:style-name="T1">descriptors = metric_init(None)  </text:span></text:p>
        </text:list-item>
        <text:list-item>
          <text:p text:style-name="P38">        <text:span text:style-name="T1">for d in descriptors:  </text:span></text:p>
        </text:list-item>
        <text:list-item>
          <text:p text:style-name="P30">                <text:span text:style-name="T1">print "value for %s is %d"%(d['name'],d['call_back'](d['name']))  </text:span></text:p>
        </text:list-item>
      </text:list>
      <text:p text:style-name="P2">  </text:p>
      <text:p text:style-name="Text_20_body"><text:span text:style-name="T13">*********************** End ****************************</text:span> </text:p>
      <text:p text:style-name="Text_20_body">  </text:p>
      <text:p text:style-name="Text_20_body">  </text:p>
      <text:p text:style-name="Text_20_body">完成以上步骤后，重启 <text:span text:style-name="T1">gmond</text:span> ，就可以在 <text:span text:style-name="T1">web</text:span> 界面的节点视图上看到新添的 <text:span text:style-name="T1">random1</text:span> 和 <text:span text:style-name="T1">random2</text:span> 的统计图表 </text:p>
      <text:p text:style-name="Text_20_body">  </text:p>
      <text:p text:style-name="Text_20_body">截图如下： </text:p>
      <text:p text:style-name="Text_20_body"> <draw:frame draw:style-name="fr2" draw:name="图形1" text:anchor-type="as-char" svg:width="1.997cm" svg:height="0.998cm" draw:z-index="0"><draw:image xlink:href="http://hi.csdn.net/attachment/201006/13/0_1276414264we6m.gif" xlink:type="simple" xlink:show="embed" xlink:actuate="onLoad"/></draw:frame> </text:p>
      <text:h text:style-name="Heading_20_3" text:outline-level="3"><text:bookmark text:name="t9"/><text:span text:style-name="T1">5)</text:span><text:span text:style-name="T2">     </text:span>增加统计表 </text:h>
      <text:p text:style-name="Text_20_body">通过以上扩展，我们增加了自定义的 <text:span text:style-name="T1">metric</text:span> ，这些 <text:span text:style-name="T1">metric</text:span> 各自以图表的形式展现，为了方便查找问题，需要将若干 <text:span text:style-name="T1">metric</text:span> 结合起来，显示在同一个表中，这时我们就需要增加相应的统计表展现。该部分实现仅需修改 <text:span text:style-name="T1">Ganglia</text:span> 的 <text:span text:style-name="T1">web</text:span> 代码。这里，我们以扩展的 <text:span text:style-name="T1">random</text:span> 模块作为例子，将 <text:span text:style-name="T1">random1</text:span> 和 <text:span text:style-name="T1">random2</text:span> 两个 <text:span text:style-name="T1">metric</text:span> 画在同一张表中。 </text:p>
      <text:p text:style-name="Text_20_body">  </text:p>
      <text:p text:style-name="Text_20_body"><text:span text:style-name="T1">$GANGLIA_WEB</text:span> 目录文件组及相关文件说明见附录 <text:span text:style-name="T1">1.</text:span> </text:p>
      <text:p text:style-name="Text_20_body">  </text:p>
      <text:p text:style-name="Text_20_body">为此我们需要做的工作： </text:p>
      <text:p text:style-name="P5"><text:soft-page-break/><text:span text:style-name="T10">l</text:span><text:span text:style-name="T3">  </text:span>修改 <text:span text:style-name="T1">$GANGLIA_WEB/conf.php</text:span> 文件，添加要显示的统计表名称 <text:span text:style-name="T1">$GRAPH_NAME</text:span> ，本例中为“ <text:span text:style-name="T1">random</text:span> ”； </text:p>
      <text:p text:style-name="P6"><text:span text:style-name="T10">l</text:span><text:span text:style-name="T3">  </text:span>编写 <text:span text:style-name="T1">$GANGLIA_WEB/graph.d/{$GRAPH_NAME}_report.php</text:span> 文件，并实现函数： </text:p>
      <text:p text:style-name="P18"><text:span text:style-name="T1">function graph_{$GRAPH_NAME}_report ( &amp;$rrdtool_graph )</text:span> </text:p>
      <text:p text:style-name="P5"><text:span text:style-name="T10">l</text:span><text:span text:style-name="T3">  </text:span>重启 <text:span text:style-name="T1">httpd</text:span> 服务。 </text:p>
      <text:h text:style-name="Heading_20_4" text:outline-level="4"><text:bookmark text:name="t10"/><text:span text:style-name="T1">a)</text:span><text:span text:style-name="T2">     </text:span>修改 <text:span text:style-name="T1">$GANGLIA_WEB/conf.php</text:span> 文件 </text:h>
      <text:p text:style-name="Text_20_body"><text:span text:style-name="T13">Vi $GANGLIA_WEB/conf.php</text:span> </text:p>
      <text:p text:style-name="Text_20_body"><text:span text:style-name="T1">************************* Start **********************</text:span> </text:p>
      <text:p text:style-name="Text_20_body">… </text:p>
      <text:p text:style-name="Text_20_body">  </text:p>
      <text:p text:style-name="Text_20_body"><text:span text:style-name="T1">#</text:span> </text:p>
      <text:p text:style-name="Text_20_body"><text:span text:style-name="T1"># Colors for the load ranks.</text:span> </text:p>
      <text:p text:style-name="Text_20_body"><text:span text:style-name="T1">#</text:span> </text:p>
      <text:p text:style-name="Text_20_body"><text:span text:style-name="T1">$load_colors = array(</text:span> </text:p>
      <text:p text:style-name="Text_20_body">   <text:span text:style-name="T1">"100+" =&gt; "ff634f",</text:span> </text:p>
      <text:p text:style-name="Text_20_body">   <text:span text:style-name="T1">"75-100" =&gt;"ffa15e",</text:span> </text:p>
      <text:p text:style-name="Text_20_body">   <text:span text:style-name="T1">"50-75" =&gt; "ffde5e",</text:span> </text:p>
      <text:p text:style-name="Text_20_body">   <text:span text:style-name="T1">"25-50" =&gt; "caff98",</text:span> </text:p>
      <text:p text:style-name="Text_20_body">   <text:span text:style-name="T1">"0-25" =&gt; "e2ecff",</text:span> </text:p>
      <text:p text:style-name="Text_20_body">   <text:span text:style-name="T1">"down" =&gt; "515151"</text:span> </text:p>
      <text:p text:style-name="Text_20_body"><text:span text:style-name="T1">);</text:span> </text:p>
      <text:p text:style-name="Text_20_body">  </text:p>
      <text:p text:style-name="Text_20_body"><text:span text:style-name="T13">#</text:span> </text:p>
      <text:p text:style-name="Text_20_body"><text:span text:style-name="T13"># </text:span>添加我们自定义 <text:span text:style-name="T13">metric</text:span> 的颜色，也可以在 <text:span text:style-name="T13">random_report.php</text:span> 中定义 </text:p>
      <text:p text:style-name="Text_20_body"><text:span text:style-name="T13"># Colors for the random report graph</text:span> </text:p>
      <text:p text:style-name="Text_20_body"><text:span text:style-name="T13">#</text:span> </text:p>
      <text:p text:style-name="Text_20_body"><text:span text:style-name="T13">$random1_color = "0000FF";</text:span> </text:p>
      <text:p text:style-name="Text_20_body"><text:span text:style-name="T13">$random2_color = "FF0000";</text:span> </text:p>
      <text:p text:style-name="Text_20_body"><text:span text:style-name="T17">…</text:span> </text:p>
      <text:p text:style-name="Text_20_body"><text:span text:style-name="T18">#</text:span> </text:p>
      <text:p text:style-name="Text_20_body"><text:span text:style-name="T18"># Default metric</text:span> </text:p>
      <text:p text:style-name="Text_20_body"><text:span text:style-name="T18">#</text:span> </text:p>
      <text:p text:style-name="Text_20_body"><text:span text:style-name="T18">$default_metric = "load_one";</text:span> </text:p>
      <text:p text:style-name="Text_20_body"><text:soft-page-break/><text:span text:style-name="T17"> </text:span> </text:p>
      <text:p text:style-name="Text_20_body"><text:span text:style-name="T18">#</text:span> </text:p>
      <text:p text:style-name="Text_20_body"><text:span text:style-name="T18"># Optional summary graphs</text:span> </text:p>
      <text:p text:style-name="Text_20_body"><text:span text:style-name="T18">#</text:span> </text:p>
      <text:p text:style-name="Text_20_body"><text:span text:style-name="T18">#$optional_graphs = array('packet');</text:span> </text:p>
      <text:p text:style-name="Text_20_body"><text:span text:style-name="T18">#</text:span> 需要添加的统计表名 </text:p>
      <text:p text:style-name="Text_20_body"><text:span text:style-name="T13">$optional_graphs = array('random');</text:span> </text:p>
      <text:p text:style-name="Text_20_body">… </text:p>
      <text:p text:style-name="Text_20_body"><text:span text:style-name="T1">************************ End *************************</text:span> </text:p>
      <text:p text:style-name="Text_20_body">  </text:p>
      <text:h text:style-name="Heading_20_4" text:outline-level="4"><text:bookmark text:name="t11"/><text:span text:style-name="T1">b)</text:span><text:span text:style-name="T2">     </text:span>编写 <text:span text:style-name="T1">$GANGLIA_WEB/graph.d/random_report.php</text:span> 文件 </text:h>
      <text:p text:style-name="Text_20_body">我们可以参考 <text:span text:style-name="T13">$GANGLIA_WEB/graph.d/</text:span> 目录下已经实现的内容。 </text:p>
      <text:p text:style-name="Text_20_body">  </text:p>
      <text:p text:style-name="Text_20_body"><text:span text:style-name="T13">Vi $GANGLIA_WEB/graph.d/random_report.php</text:span> </text:p>
      <text:p text:style-name="Text_20_body"><text:span text:style-name="T1">************************ Start  *************************</text:span> </text:p>
      <text:p text:style-name="Text_20_body"> </text:p>
      <text:p text:style-name="Text_20_body"><text:span text:style-name="T27">[php]</text:span> <text:a xlink:type="simple" xlink:href="http://blog.csdn.net/cloudeep/article/details/5669295#">view plain</text:a><text:a xlink:type="simple" xlink:href="http://blog.csdn.net/cloudeep/article/details/5669295#">copy</text:a></text:p>
      <text:list xml:id="list6471535821275913058" text:style-name="L3">
        <text:list-item>
          <text:p text:style-name="P39">&lt;?php  </text:p>
        </text:list-item>
        <text:list-item>
          <text:p text:style-name="P39">function graph_random_report ( &amp;$rrdtool_graph ) {  </text:p>
        </text:list-item>
        <text:list-item>
          <text:p text:style-name="P39">    global $context,     //声明全局变量  </text:p>
        </text:list-item>
        <text:list-item>
          <text:p text:style-name="P39">           $random1_color,  </text:p>
        </text:list-item>
        <text:list-item>
          <text:p text:style-name="P39">           $random2_color,  </text:p>
        </text:list-item>
        <text:list-item>
          <text:p text:style-name="P39">           $hostname,  </text:p>
        </text:list-item>
        <text:list-item>
          <text:p text:style-name="P39">           $range,  </text:p>
        </text:list-item>
        <text:list-item>
          <text:p text:style-name="P39">           $rrd_dir,    // 即$GANGLIA_RRDS  </text:p>
        </text:list-item>
        <text:list-item>
          <text:p text:style-name="P39">           $size;  </text:p>
        </text:list-item>
        <text:list-item>
          <text:p text:style-name="P39">    //  </text:p>
        </text:list-item>
        <text:list-item>
          <text:p text:style-name="P39">   // You *MUST* set at least the 'title', 'vertical-label', and 'series' variables.  </text:p>
        </text:list-item>
        <text:list-item>
          <text:p text:style-name="P39">    // Otherwise, the graph *will not work*.  </text:p>
        </text:list-item>
        <text:list-item>
          <text:p text:style-name="P39">    //  </text:p>
        </text:list-item>
        <text:list-item>
          <text:p text:style-name="P39">    $title = 'random';     </text:p>
        </text:list-item>
        <text:list-item>
          <text:p text:style-name="P39">    if ($context != 'host') {  //判断是否为节点视图  </text:p>
        </text:list-item>
        <text:list-item>
          <text:p text:style-name="P39">       $rrdtool_graph['title']  = $title;  // 设置图表的标题  </text:p>
        </text:list-item>
        <text:list-item>
          <text:p text:style-name="P39">    } else {  </text:p>
        </text:list-item>
        <text:list-item>
          <text:p text:style-name="P39">       $rrdtool_graph['title']  = "$hostname $title last $range";  </text:p>
        </text:list-item>
        <text:list-item>
          <text:p text:style-name="P39">    }  </text:p>
        </text:list-item>
        <text:list-item>
          <text:p text:style-name="P39">    $rrdtool_graph['vertical-label'] = 'usage'; // Y坐标标题  </text:p>
        </text:list-item>
        <text:list-item>
          <text:p text:style-name="P39"><text:soft-page-break/>    $rrdtool_graph['height']        += $size == 'medium' ? 28 : 0 ;   // Fudge to account for number of lines in the chart legend  </text:p>
        </text:list-item>
        <text:list-item>
          <text:p text:style-name="P39">    $rrdtool_graph['upper-limit']    = '10';  </text:p>
        </text:list-item>
        <text:list-item>
          <text:p text:style-name="P39">    $rrdtool_graph['lower-limit']    = '0';  </text:p>
        </text:list-item>
        <text:list-item>
          <text:p text:style-name="P39">    $rrdtool_graph['extras']         = '--rigid';  </text:p>
        </text:list-item>
        <text:list-item>
          <text:p text:style-name="P39">    if($context != "host" ) {  </text:p>
        </text:list-item>
        <text:list-item>
          <text:p text:style-name="P39">        $series = "DEF:'num_nodes'='${rrd_dir}/cpu_user.rrd':'num':AVERAGE "  </text:p>
        </text:list-item>
        <text:list-item>
          <text:p text:style-name="P39">            . "DEF:'random1'='${rrd_dir}/random1.rrd':'sum':AVERAGE"  </text:p>
        </text:list-item>
        <text:list-item>
          <text:p text:style-name="P39">            . "CDEF:'crandom1'=random1,num_nodes,/ "  </text:p>
        </text:list-item>
        <text:list-item>
          <text:p text:style-name="P39">            . "DEF:'random2'='${rrd_dir}/random2.rrd':'sum':AVERAGE"  </text:p>
        </text:list-item>
        <text:list-item>
          <text:p text:style-name="P39">            . "CDEF:'crandom2'=random2,num_nodes,/ "  </text:p>
        </text:list-item>
        <text:list-item>
          <text:p text:style-name="P39">            . "LINE2:'crandom1'#$random1_color:'random1' "  </text:p>
        </text:list-item>
        <text:list-item>
          <text:p text:style-name="P39">            . "LINE2:'crandom2'#$random2_color:'random2' ";  </text:p>
        </text:list-item>
        <text:list-item>
          <text:p text:style-name="P39">    }  </text:p>
        </text:list-item>
        <text:list-item>
          <text:p text:style-name="P39">    else  </text:p>
        </text:list-item>
        <text:list-item>
          <text:p text:style-name="P39">    {  </text:p>
        </text:list-item>
        <text:list-item>
          <text:p text:style-name="P39">        $series = "DEF:'random1'='${rrd_dir}/random1.rrd':'sum':AVERAGE "  </text:p>
        </text:list-item>
        <text:list-item>
          <text:p text:style-name="P39">            . "DEF:'random2'='${rrd_dir}/random2.rrd':'sum':AVERAGE"  </text:p>
        </text:list-item>
        <text:list-item>
          <text:p text:style-name="P39">            . "LINE2:'random1'#$random1_color:'random1' "  </text:p>
        </text:list-item>
        <text:list-item>
          <text:p text:style-name="P39">            . "LINE2:'random2'#$random2_color:'random2' ";  </text:p>
        </text:list-item>
        <text:list-item>
          <text:p text:style-name="P39">    }  </text:p>
        </text:list-item>
        <text:list-item>
          <text:p text:style-name="P39">    // We have everything now, so add it to the array, and go on our way.  </text:p>
        </text:list-item>
        <text:list-item>
          <text:p text:style-name="P39">    $rrdtool_graph['series'] = $series;  </text:p>
        </text:list-item>
        <text:list-item>
          <text:p text:style-name="P39">    return $rrdtool_graph;  </text:p>
        </text:list-item>
        <text:list-item>
          <text:p text:style-name="P39">}  </text:p>
        </text:list-item>
        <text:list-item>
          <text:p text:style-name="P31">?&gt;  </text:p>
        </text:list-item>
      </text:list>
      <text:p text:style-name="Text_20_body"><text:span text:style-name="T1">************************ End *************************</text:span> </text:p>
      <text:p text:style-name="Text_20_body">  </text:p>
      <text:p text:style-name="Text_20_body">摘录《 <text:span text:style-name="T19">Custom Graphs in Ganglia 3.1.x</text:span> 》，相关说明如下： </text:p>
      <text:p text:style-name="Horizontal_20_Line"/>
      <text:p text:style-name="Text_20_body"/>
      <text:list xml:id="list5766194471327974110" text:style-name="L4">
        <text:list-item>
          <text:p text:style-name="P27"><text:span text:style-name="T9">Set values for the following hash keys:</text:span> </text:p>
        </text:list-item>
      </text:list>
      <table:table table:name="表格1" table:style-name="表格1">
        <table:table-column table:style-name="表格1.A"/>
        <table:table-column table:style-name="表格1.B"/>
        <table:table-row>
          <table:table-cell table:style-name="表格1.A1" office:value-type="string">
            <text:p text:style-name="P23"><text:span text:style-name="Teletype"><text:span text:style-name="Strong_20_Emphasis"><text:span text:style-name="T28">$rrdtool_graph['title']</text:span></text:span></text:span><text:span text:style-name="Teletype"><text:span text:style-name="Strong_20_Emphasis"> </text:span></text:span></text:p>
          </table:table-cell>
          <table:table-cell table:style-name="表格1.B1" office:value-type="string">
            <text:p text:style-name="P23"><text:span text:style-name="T9">This will be used as the "title" of the graph.</text:span> </text:p>
          </table:table-cell>
        </table:table-row>
        <table:table-row>
          <table:table-cell table:style-name="表格1.A2" office:value-type="string">
            <text:p text:style-name="P23"><text:span text:style-name="Teletype"><text:span text:style-name="Strong_20_Emphasis"><text:span text:style-name="T28">$rrdtool_graph['vertical_label']</text:span></text:span></text:span><text:span text:style-name="Teletype"><text:span text:style-name="Strong_20_Emphasis"> </text:span></text:span></text:p>
          </table:table-cell>
          <table:table-cell table:style-name="表格1.B2" office:value-type="string">
            <text:p text:style-name="P23"><text:span text:style-name="T9">This will set the label for the Y-axis on the chart (there is no corresponding X-axis key, since it is always "time.)</text:span> </text:p>
          </table:table-cell>
        </table:table-row>
        <table:table-row>
          <table:table-cell table:style-name="表格1.A2" office:value-type="string">
            <text:p text:style-name="P23"><text:span text:style-name="Teletype"><text:span text:style-name="Strong_20_Emphasis"><text:span text:style-name="T28">$rrdtool_graph['series']</text:span></text:span></text:span><text:span text:style-name="Teletype"><text:span text:style-name="Strong_20_Emphasis"> </text:span></text:span></text:p>
          </table:table-cell>
          <table:table-cell table:style-name="表格1.B2" office:value-type="string">
            <text:p text:style-name="P23"><text:span text:style-name="T9">Commands to actually generate the  </text:span><text:span text:style-name="Teletype"><text:span text:style-name="T28">rrdtool</text:span></text:span><text:span text:style-name="Teletype"> </text:span>  <text:span text:style-name="T9">graph are here. This is a string variable, so care must be taken to properly format and space each command. Dev</text:span><text:soft-page-break/><text:span text:style-name="T9">elopers may find it useful to create a temporary array and  </text:span><text:span text:style-name="Teletype"><text:span text:style-name="T28">push()</text:span></text:span><text:span text:style-name="Teletype"> </text:span>  <text:span text:style-name="T9">commands into it, then  </text:span><text:span text:style-name="Teletype"><text:span text:style-name="T28">implode()</text:span></text:span><text:span text:style-name="Teletype"> </text:span>  <text:span text:style-name="T9">them into a single string.</text:span> </text:p>
          </table:table-cell>
        </table:table-row>
      </table:table>
      <text:list xml:id="list3220986488469772957" text:style-name="L5">
        <text:list-item>
          <text:p text:style-name="P28"><text:span text:style-name="T9">Set other variables as desired. Setting the "upper-limit" and "lower-limit" keys can be useful to clamp a chart to a fixed range in the Y-axis. For example, if you are monitoring a percentage, and always want the low and high values to be 0 and 100, respectively. This can also be used to ignore values outside the norm that would otherwise cause rrdtool to chose an inappropriate range; basically, cheap spike removal.</text:span> </text:p>
        </text:list-item>
      </text:list>
      <text:list xml:id="list2178670590166230113" text:style-name="L6">
        <text:list-item>
          <text:p text:style-name="P32"><text:span text:style-name="T20">The most difficult part of generating the graph is properly setting the  </text:span><text:span text:style-name="Teletype"><text:span text:style-name="T21">$rrdtool_graph['series']</text:span></text:span><text:span text:style-name="Teletype"><text:span text:style-name="T17"> </text:span></text:span><text:span text:style-name="T17">  </text:span><text:span text:style-name="T20">value. It is suggested that you experiment first on the command line, using rrdtool directly, then convert that into a set of PHP statements. The PHP code can be as simple or complicated as required.</text:span><text:span text:style-name="T17"> </text:span></text:p>
        </text:list-item>
      </text:list>
      <text:list xml:id="list2040166006246239844" text:style-name="L7">
        <text:list-item>
          <text:p text:style-name="P33"><text:span text:style-name="T20">There are many variables are pre-defined and available for use in custom graphs. Users are encouraged to make use of these, although changing the values inside the report PHP file is  </text:span><text:span text:style-name="Strong_20_Emphasis"><text:span text:style-name="T20">not</text:span></text:span><text:span text:style-name="T20"> recommended. Variables are imported into the scope of the PHP file using the  </text:span><text:span text:style-name="Teletype"><text:span text:style-name="T21">global</text:span></text:span><text:span text:style-name="Teletype"><text:span text:style-name="T17"> </text:span></text:span><text:span text:style-name="T17">  </text:span><text:span text:style-name="T20">PHP function (yes, it's ugly, we know). A list of the more commonly used variables is:</text:span><text:span text:style-name="T17"> </text:span></text:p>
        </text:list-item>
      </text:list>
      <table:table table:name="表格2" table:style-name="表格2">
        <table:table-column table:style-name="表格2.A"/>
        <table:table-column table:style-name="表格2.B"/>
        <table:table-row>
          <table:table-cell table:style-name="表格2.A1" office:value-type="string">
            <text:p text:style-name="P23"><text:span text:style-name="Strong_20_Emphasis"><text:span text:style-name="T9">$context</text:span></text:span><text:span text:style-name="Strong_20_Emphasis"> </text:span>  <text:span text:style-name="T9">(e.g. "host", "cluster", "meta", etc)</text:span> </text:p>
          </table:table-cell>
          <table:table-cell table:style-name="表格2.B1" office:value-type="string">
            <text:p text:style-name="P23"><text:span text:style-name="Strong_20_Emphasis"><text:span text:style-name="T9">$cpu_*_color</text:span></text:span><text:span text:style-name="Strong_20_Emphasis"> </text:span>  <text:span text:style-name="T9">(see list in conf.php)</text:span> </text:p>
          </table:table-cell>
        </table:table-row>
        <table:table-row>
          <table:table-cell table:style-name="表格2.A2" office:value-type="string">
            <text:p text:style-name="P23"><text:span text:style-name="Strong_20_Emphasis"><text:span text:style-name="T9">$hostname</text:span></text:span><text:span text:style-name="Strong_20_Emphasis"> </text:span>  <text:span text:style-name="T9">(set to the current hostname, as known to gmetad)</text:span> </text:p>
          </table:table-cell>
          <table:table-cell table:style-name="表格2.B2" office:value-type="string">
            <text:p text:style-name="P23"><text:span text:style-name="Strong_20_Emphasis"><text:span text:style-name="T9">$load_one_color</text:span></text:span><text:span text:style-name="Strong_20_Emphasis"> </text:span></text:p>
          </table:table-cell>
        </table:table-row>
        <table:table-row>
          <table:table-cell table:style-name="表格2.A2" office:value-type="string">
            <text:p text:style-name="P23"><text:span text:style-name="Strong_20_Emphasis"><text:span text:style-name="T9">$range</text:span></text:span><text:span text:style-name="Strong_20_Emphasis"> </text:span>  <text:span text:style-name="T9">(time range of the graph, usually "hour", "week", "month", or "year")</text:span> </text:p>
          </table:table-cell>
          <table:table-cell table:style-name="表格2.B2" office:value-type="string">
            <text:p text:style-name="P23"><text:span text:style-name="Strong_20_Emphasis"><text:span text:style-name="T9">$load_colors</text:span></text:span><text:span text:style-name="Strong_20_Emphasis"> </text:span>  <text:span text:style-name="T9">(assoc. array that stores colors for the CPU report. Valid keys are: "down", "0-25", "25-50", "50-75", "75-100", "100+")</text:span> </text:p>
          </table:table-cell>
        </table:table-row>
        <table:table-row>
          <table:table-cell table:style-name="表格2.A2" office:value-type="string">
            <text:p text:style-name="P23"><text:span text:style-name="Strong_20_Emphasis"><text:span text:style-name="T9">$rrd_dir</text:span></text:span><text:span text:style-name="Strong_20_Emphasis"> </text:span>  <text:span text:style-name="T9">(Appropriate filesystem directory for the RRD file in question. Different contexts (host/cluster/meta) will be handled correctly.  </text:span><text:span text:style-name="Strong_20_Emphasis"><text:span text:style-name="T9">Use this</text:span></text:span><text:span text:style-name="T9">   instead of hardcoding paths to RRD files.)</text:span> </text:p>
          </table:table-cell>
          <table:table-cell table:style-name="表格2.B2" office:value-type="string">
            <text:p text:style-name="P23"><text:span text:style-name="Strong_20_Emphasis"><text:span text:style-name="T9">$mem_*_color</text:span></text:span><text:span text:style-name="Strong_20_Emphasis"> </text:span>  <text:span text:style-name="T9">(similar to  </text:span><text:span text:style-name="Strong_20_Emphasis"><text:span text:style-name="T9">$cpu_ </text:span></text:span><text:span text:style-name="T9">*color, above)</text:span> </text:p>
          </table:table-cell>
        </table:table-row>
        <table:table-row>
          <table:table-cell table:style-name="表格2.A2" office:value-type="string">
            <text:p text:style-name="P23"><text:span text:style-name="Strong_20_Emphasis"><text:span text:style-name="T9">$size</text:span></text:span><text:span text:style-name="Strong_20_Emphasis"> </text:span>  <text:span text:style-name="T9">(Current size of the graph, usually "small", "medium", "large", etc)</text:span> </text:p>
          </table:table-cell>
          <table:table-cell table:style-name="表格2.B2" office:value-type="string">
            <text:p text:style-name="P23"><text:span text:style-name="Strong_20_Emphasis"><text:span text:style-name="T9">$strip_domainname</text:span></text:span><text:span text:style-name="Strong_20_Emphasis"> </text:span>  <text:span text:style-name="T9">(should the "shortname" of the host be used, instead of the FQDN?)</text:span> </text:p>
          </table:table-cell>
        </table:table-row>
      </table:table>
      <text:list xml:id="list2152318529575187516" text:style-name="L8">
        <text:list-item>
          <text:p text:style-name="P34"><text:span text:style-name="T20">Penultimately, any value in the  </text:span><text:span text:style-name="Teletype"><text:span text:style-name="T21">$rrdtool_graph['extras']</text:span></text:span><text:span text:style-name="Teletype"><text:span text:style-name="T17"> </text:span></text:span><text:span text:style-name="T17">  </text:span><text:span text:style-name="T20">key will be passed, verbaitim, to rrdtool after all other keys, but before various data definition, calculation, graphing and printing elements. This key is essentially a way for the developer to add any other rrdtool options that are desired, and make a last-ditch effort to override other settings.</text:span><text:span text:style-name="T17"> </text:span></text:p>
        </text:list-item>
      </text:list>
      <text:list xml:id="list9035800785755599636" text:style-name="L9">
        <text:list-item>
          <text:p text:style-name="P29"><text:span text:style-name="T9">And lastly, the $rrdtool_graph variable should be the return value of the function; Ganglia will take care of the rest!</text:span> </text:p>
        </text:list-item>
      </text:list>
      <text:p text:style-name="Text_20_body"><text:span text:style-name="T17"> </text:span> </text:p>
      <text:p text:style-name="P22"><text:soft-page-break/></text:p>
      <text:p text:style-name="Text_20_body"><text:span text:style-name="T20">#rrdtool_graph_keys?</text:span> </text:p>
      <text:list xml:id="list4507060156447199134" text:style-name="L10">
        <text:list-item>
          <text:p text:style-name="P35"><text:span text:style-name="T1">Keys present in the $rrdtool_graph associative array.</text:span> </text:p>
        </text:list-item>
      </text:list>
      <text:p text:style-name="Text_20_body">A list of keys in $rrdtool_graph that are used:</text:p>
      <text:p text:style-name="Text_20_body">    $series (string: holds the meat of the rrdgraph definition. REQUIRED!)    </text:p>
      <text:p text:style-name="Text_20_body"><text:span text:style-name="T12">//见参考文档 《RRD 数据库及RRDTool 简介》</text:span> </text:p>
      <text:p text:style-name="Preformatted_20_Text"><text:s text:c="4"/>$title <text:s text:c="10"/>(string: title of the report. REQUIRED!) </text:p>
      <text:p text:style-name="Preformatted_20_Text"/>
      <text:p text:style-name="Preformatted_20_Text"><text:s text:c="4"/>$vertical_label <text:s/>(label for Y-Axis. REQUIRED!)</text:p>
      <text:p text:style-name="Preformatted_20_Text"/>
      <text:p text:style-name="Preformatted_20_Text"/>
      <text:p text:style-name="Preformatted_20_Text"><text:s text:c="4"/>$start <text:s text:c="10"/>(string: Start time of the graph, can usually be</text:p>
      <text:p text:style-name="Preformatted_20_Text"/>
      <text:p text:style-name="Preformatted_20_Text"><text:s text:c="30"/>left alone)</text:p>
      <text:p text:style-name="Preformatted_20_Text"/>
      <text:p text:style-name="Preformatted_20_Text"><text:s text:c="4"/>$end <text:s text:c="12"/>(string: End time of the graph, also can usually be</text:p>
      <text:p text:style-name="Preformatted_20_Text"/>
      <text:p text:style-name="Preformatted_20_Text"><text:s text:c="30"/>left alone)</text:p>
      <text:p text:style-name="Preformatted_20_Text"/>
      <text:p text:style-name="Preformatted_20_Text"/>
      <text:p text:style-name="Preformatted_20_Text"><text:s text:c="4"/>$width <text:s text:c="10"/>(strings: Width and height of *graph*, the actual image</text:p>
      <text:p text:style-name="Preformatted_20_Text"/>
      <text:p text:style-name="Preformatted_20_Text"><text:s text:c="4"/>$height <text:s text:c="19"/>will be slightly larger due to text elements</text:p>
      <text:p text:style-name="Preformatted_20_Text"/>
      <text:p text:style-name="Preformatted_20_Text"><text:s text:c="31"/>and padding. <text:s/>These are normally set</text:p>
      <text:p text:style-name="Preformatted_20_Text"/>
      <text:p text:style-name="Preformatted_20_Text"><text:s text:c="31"/>automatically, depending on the graph size</text:p>
      <text:p text:style-name="Preformatted_20_Text"/>
      <text:p text:style-name="Preformatted_20_Text"><text:s text:c="31"/>chosen from the web UI)</text:p>
      <text:p text:style-name="Preformatted_20_Text"/>
      <text:p text:style-name="Preformatted_20_Text"/>
      <text:p text:style-name="Preformatted_20_Text"><text:s text:c="4"/>$upper-limit <text:s text:c="4"/>(strings: Maximum and minimum Y-value for the graph.</text:p>
      <text:p text:style-name="Preformatted_20_Text"/>
      <text:p text:style-name="Preformatted_20_Text"><text:s text:c="4"/>$lower-limit <text:s text:c="14"/>RRDTool normally will auto-scale the Y min</text:p>
      <text:p text:style-name="Preformatted_20_Text"/>
      <text:p text:style-name="Preformatted_20_Text"><text:s text:c="31"/>and max to fit the data. <text:s/>You may override</text:p>
      <text:p text:style-name="Preformatted_20_Text"/>
      <text:p text:style-name="Preformatted_20_Text"><text:s text:c="31"/>this by setting these variables to specific</text:p>
      <text:p text:style-name="Preformatted_20_Text"/>
      <text:p text:style-name="Preformatted_20_Text"><text:s text:c="31"/>limits. <text:s/>The default value is a null string,</text:p>
      <text:p text:style-name="Preformatted_20_Text"/>
      <text:p text:style-name="Preformatted_20_Text"><text:s text:c="31"/>which will force the auto-scale behavior)</text:p>
      <text:p text:style-name="Preformatted_20_Text"/>
      <text:p text:style-name="Preformatted_20_Text"/>
      <text:p text:style-name="Preformatted_20_Text"><text:s text:c="4"/>$color <text:s text:c="10"/>(array: Sets one or more chart colors. <text:s/>Usually used</text:p>
      <text:p text:style-name="Preformatted_20_Text"/>
      <text:p text:style-name="Preformatted_20_Text"><text:s text:c="29"/>for setting the background color of the chart.</text:p>
      <text:p text:style-name="Preformatted_20_Text"/>
      <text:p text:style-name="Preformatted_20_Text"><text:soft-page-break/><text:s text:c="29"/>Valid array keys are BACK, CANVAS, SHADEA,</text:p>
      <text:p text:style-name="Preformatted_20_Text"/>
      <text:p text:style-name="Preformatted_20_Text"><text:s text:c="29"/>SHADEB, FONT, FRAME and ARROW. <text:s/>Usually,</text:p>
      <text:p text:style-name="Preformatted_20_Text"/>
      <text:p text:style-name="Preformatted_20_Text"><text:s text:c="29"/>only BACK is set, and only rarely at that.)</text:p>
      <text:p text:style-name="Preformatted_20_Text"/>
      <text:p text:style-name="Preformatted_20_Text"/>
      <text:p text:style-name="Preformatted_20_Text"><text:s text:c="4"/>$extras <text:s text:c="9"/>(Any other custom rrdtool commands can be added to this</text:p>
      <text:p text:style-name="Preformatted_20_Text"/>
      <text:p text:style-name="Preformatted_20_Text"><text:s text:c="22"/>variable. <text:s/>For example, setting a different --base</text:p>
      <text:p text:style-name="Preformatted_20_Text"/>
      <text:p text:style-name="Preformatted_20_Text"><text:s text:c="22"/>value or use a --logarithmic scale)</text:p>
      <text:p text:style-name="Preformatted_20_Text"/>
      <text:p text:style-name="Horizontal_20_Line"/>
      <text:p text:style-name="Preformatted_20_Text"/>
      <text:p text:style-name="Preformatted_20_Text"/>
      <text:p text:style-name="Preformatted_20_Text">做完以上操作，重启</text:p>
      <text:p text:style-name="P25">httpd</text:p>
      <text:p text:style-name="Preformatted_20_Text"/>
      <text:p text:style-name="P24">，操作如下：</text:p>
      <text:p text:style-name="P19"> </text:p>
      <text:p text:style-name="Text_20_body"><text:span text:style-name="T1">Service httpd restart</text:span> </text:p>
      <text:p text:style-name="Text_20_body">  </text:p>
      <text:p text:style-name="Text_20_body">我们可以在 <text:span text:style-name="T1">cluster</text:span> 视图中看到 <text:span text:style-name="T1">random</text:span> 统计图表，截图如下： </text:p>
      <text:p text:style-name="Text_20_body"><draw:frame draw:style-name="fr2" draw:name="图形2" text:anchor-type="as-char" svg:width="1.997cm" svg:height="0.998cm" draw:z-index="1"><draw:image xlink:href="http://hi.csdn.net/attachment/201006/13/0_1276414272Ac8A.gif" xlink:type="simple" xlink:show="embed" xlink:actuate="onLoad"/></draw:frame> </text:p>
      <text:p text:style-name="Text_20_body">  </text:p>
      <text:p text:style-name="Text_20_body">但在节点视图上看不到该图表，尽管 <text:span text:style-name="T1">$GANGLIA_WEB/graph.d/random_report.php</text:span> 中针对集群视图和节点视图都做了处理。 </text:p>
      <text:p text:style-name="Text_20_body">  </text:p>
      <text:h text:style-name="Heading_20_3" text:outline-level="3"><text:bookmark text:name="t12"/><text:span text:style-name="T1">6)</text:span><text:span text:style-name="T2">     </text:span><text:span text:style-name="T1">Ganglia</text:span> 自定义 <text:span text:style-name="T1">Web</text:span> 模板 </text:h>
      <text:p text:style-name="Text_20_body">检查 <text:span text:style-name="T1">web</text:span> 执行流程，我们发现 <text:span text:style-name="T1">$GANGLIA_WEB/host_view.php</text:span> 以及 <text:span text:style-name="T1">$GANGLIA_WEB/ templates/default/host_view.tpl</text:span> 中均没有自定义统计表显示的代码。为了保证默认模板不变，我们建立新的模板目录 <text:span text:style-name="T1">$GANGLIA_WEB/ templates/onest,</text:span> 并将 <text:span text:style-name="T1">default</text:span> 的内容拷贝到该目录下。 </text:p>
      <text:p text:style-name="Text_20_body">  </text:p>
      <text:h text:style-name="Heading_20_4" text:outline-level="4"><text:bookmark text:name="t13"/><text:span text:style-name="T1">a)</text:span><text:span text:style-name="T2">     </text:span>修改 <text:span text:style-name="T1">$GANGLIA_WEB/host_view.php</text:span> </text:h>
      <text:p text:style-name="Text_20_body">在文件尾部 “ <text:span text:style-name="T13">$tpl-&gt;printToScreen();</text:span> ” 语句前，添加如下代码： </text:p>
      <text:p text:style-name="Text_20_body"><text:span text:style-name="T13">//</text:span> 添加自定义统计表信息 </text:p>
      <text:p text:style-name="Text_20_body"><text:span text:style-name="T13">if (!isset($optional_graphs))</text:span> </text:p>
      <text:p text:style-name="Text_20_body"><text:soft-page-break/><text:span text:style-name="T12">        </text:span><text:span text:style-name="T13">$optional_graphs = array();</text:span> </text:p>
      <text:p text:style-name="Text_20_body"><text:span text:style-name="T13">foreach ($optional_graphs as $g) {</text:span> </text:p>
      <text:p text:style-name="Text_20_body"><text:span text:style-name="T12">        </text:span><text:span text:style-name="T13">$tpl-&gt;newBlock('optional_graphs');</text:span> </text:p>
      <text:p text:style-name="Text_20_body"><text:span text:style-name="T12">        </text:span><text:span text:style-name="T13">$tpl-&gt;assign('name',$g);</text:span> </text:p>
      <text:p text:style-name="Text_20_body"><text:span text:style-name="T12">        </text:span><text:span text:style-name="T13">$tpl-&gt;assign("cluster_url", $cluster_url);</text:span> </text:p>
      <text:p text:style-name="Text_20_body"><text:span text:style-name="T12">        </text:span><text:span text:style-name="T13">$tpl-&gt;assign("graphargs", "h=$hostname&amp;amp;$get_metric_string&amp;amp;st=$cluster[LOCALTIME]");</text:span> </text:p>
      <text:p text:style-name="Text_20_body"><text:span text:style-name="T12">        </text:span><text:span text:style-name="T13">$tpl-&gt;gotoBlock('_ROOT');</text:span> </text:p>
      <text:p text:style-name="Text_20_body"><text:span text:style-name="T13">}</text:span> </text:p>
      <text:p text:style-name="P3"/>
      <text:p text:style-name="Text_20_body">该部分是通过替换 <text:span text:style-name="T1">$GANGLIA_WEB/ templates/onest/host_view.tpl</text:span> 的 <text:span text:style-name="T13">optional_graphs</text:span> 模块实现的。 </text:p>
      <text:p text:style-name="Text_20_body"><text:span text:style-name="T12"> </text:span> </text:p>
      <text:h text:style-name="Heading_20_4" text:outline-level="4"><text:bookmark text:name="t14"/><text:span text:style-name="T1">b)</text:span><text:span text:style-name="T2">     </text:span>修改 <text:span text:style-name="T1">$GANGLIA_WEB/ templates/onest/host_view.tpl</text:span> </text:h>
      <text:p text:style-name="Text_20_body"><text:span text:style-name="T1">**************** Start ****************************</text:span> </text:p>
      <text:p text:style-name="Text_20_body">……<text:span text:style-name="T1">.</text:span> </text:p>
      <text:p text:style-name="Text_20_body"><text:span text:style-name="T1">&lt;A HREF="./graph.php?g=network_report&amp;z=large&amp;c={cluster_url}&amp;{graphargs}"&gt;</text:span> </text:p>
      <text:p text:style-name="Text_20_body"><text:span text:style-name="T1">&lt;IMG BORDER=0 ALT="{cluster_url} NETWORK"</text:span> </text:p>
      <text:p text:style-name="Text_20_body">   <text:span text:style-name="T1">SRC="./graph.php?g=network_report&amp;z=medium&amp;c={cluster_url}&amp;{graphargs}"&gt;</text:span> </text:p>
      <text:p text:style-name="Text_20_body"><text:span text:style-name="T1">&lt;/A&gt;</text:span> </text:p>
      <text:p text:style-name="Text_20_body"><text:span text:style-name="T13">&lt;A HREF="./graph.php?g=packet_report&amp;z=large&amp;c={cluster_url}&amp;{graphargs}"&gt;</text:span> </text:p>
      <text:p text:style-name="Text_20_body"><text:span text:style-name="T13">&lt;IMG BORDER=0 ALT="{cluster_url} PACKETS"</text:span> </text:p>
      <text:p text:style-name="Text_20_body"><text:span text:style-name="T12">   </text:span><text:span text:style-name="T13">SRC="./graph.php?g=packet_report&amp;z=medium&amp;c={cluster_url}&amp;{graphargs}"&gt;</text:span> </text:p>
      <text:p text:style-name="Text_20_body"><text:span text:style-name="T13">&lt;/A&gt;</text:span> </text:p>
      <text:p text:style-name="Text_20_body"><text:span text:style-name="T13">&lt;!-- START BLOCK : optional_graphs --&gt;</text:span> </text:p>
      <text:p text:style-name="Text_20_body"><text:span text:style-name="T13">&lt;A HREF="./graph.php?g={name}_report&amp;z=large&amp;c={cluster_url}&amp;{graphargs}"&gt;</text:span> </text:p>
      <text:p text:style-name="Text_20_body"><text:span text:style-name="T13">&lt;IMG BORDER=0 ALT="{cluster_url} {name}"</text:span> </text:p>
      <text:p text:style-name="Text_20_body"><text:span text:style-name="T12">    </text:span><text:span text:style-name="T13">SRC="./graph.php?g={name}_report&amp;z=medium&amp;c={cluster_url}&amp;{graphargs}"&gt;</text:span> </text:p>
      <text:p text:style-name="Text_20_body"><text:span text:style-name="T13">&lt;/A&gt;</text:span> </text:p>
      <text:p text:style-name="Text_20_body"><text:span text:style-name="T13">&lt;!-- END BLOCK : optional_graphs --&gt;</text:span> </text:p>
      <text:p text:style-name="Text_20_body">…<text:span text:style-name="T1">..</text:span> </text:p>
      <text:p text:style-name="Text_20_body"><text:span text:style-name="T1">************************* End ****************************</text:span> </text:p>
      <text:p text:style-name="Text_20_body">以上修改中，在节点视图中增加了网络包统计表以及自定义统计表 </text:p>
      <text:p text:style-name="Text_20_body">  </text:p>
      <text:h text:style-name="Heading_20_4" text:outline-level="4"><text:bookmark text:name="t15"/><text:soft-page-break/><text:span text:style-name="T1">c)</text:span><text:span text:style-name="T2">      </text:span>修改 <text:span text:style-name="T1">$GANGLIA_WEB/conf.php</text:span> </text:h>
      <text:p text:style-name="P8">修改 <text:span text:style-name="T1">$template_name</text:span> 参数 <text:span text:style-name="T1">,</text:span> 让其指向我们的模板目录 </text:p>
      <text:p text:style-name="Text_20_body"><text:span text:style-name="T1">**************** Start ****************************</text:span> </text:p>
      <text:p text:style-name="Text_20_body"><text:span text:style-name="T1">&lt;?php</text:span> </text:p>
      <text:p text:style-name="Text_20_body"><text:span text:style-name="T1"># $Id: conf.php.in 1688 2008-08-15 12:34:40Z carenas $</text:span> </text:p>
      <text:p text:style-name="Text_20_body"><text:span text:style-name="T1">#</text:span> </text:p>
      <text:p text:style-name="Text_20_body"><text:span text:style-name="T1"># Gmetad-webfrontend version. Used to check for updates.</text:span> </text:p>
      <text:p text:style-name="Text_20_body"><text:span text:style-name="T1">#</text:span> </text:p>
      <text:p text:style-name="Text_20_body"><text:span text:style-name="T1">include_once "./version.php";</text:span> </text:p>
      <text:p text:style-name="Text_20_body">  </text:p>
      <text:p text:style-name="Text_20_body"><text:span text:style-name="T1">#</text:span> </text:p>
      <text:p text:style-name="Text_20_body"><text:span text:style-name="T1"># The name of the directory in "./templates" which contains the</text:span> </text:p>
      <text:p text:style-name="Text_20_body"><text:span text:style-name="T1"># templates that you want to use. Templates are like a skin for the</text:span> </text:p>
      <text:p text:style-name="Text_20_body"><text:span text:style-name="T1"># site that can alter its look and feel.</text:span> </text:p>
      <text:p text:style-name="Text_20_body"><text:span text:style-name="T1">#</text:span> </text:p>
      <text:p text:style-name="P4">$template_name <text:span text:style-name="T12">= "onest";</text:span> </text:p>
      <text:p text:style-name="Text_20_body">…<text:span text:style-name="T1">..</text:span> </text:p>
      <text:p text:style-name="Text_20_body"><text:span text:style-name="T1">************************* End ****************************</text:span> </text:p>
      <text:p text:style-name="Text_20_body">  </text:p>
      <text:h text:style-name="Heading_20_4" text:outline-level="4"><text:bookmark text:name="t16"/><text:span text:style-name="T1">d)</text:span><text:span text:style-name="T2">     </text:span>重启 <text:span text:style-name="T1">httpd</text:span> 服务 </text:h>
      <text:p text:style-name="Text_20_body">执行命令： <text:span text:style-name="T1">service httpd restart</text:span> ，这样我们就可以在节点视图，看到节点的 <text:span text:style-name="T1">random</text:span> 统计了。 </text:p>
      <text:p text:style-name="Text_20_body">截图如下： </text:p>
      <text:p text:style-name="Text_20_body"> <draw:frame draw:style-name="fr2" draw:name="图形3" text:anchor-type="as-char" svg:width="1.997cm" svg:height="0.998cm" draw:z-index="2"><draw:image xlink:href="http://hi.csdn.net/attachment/201006/13/0_12764142808jO7.gif" xlink:type="simple" xlink:show="embed" xlink:actuate="onLoad"/></draw:frame> </text:p>
      <text:h text:style-name="Heading_20_4" text:outline-level="4"><text:bookmark text:name="t17"/><text:span text:style-name="T1">e)</text:span><text:span text:style-name="T2">     </text:span>自定义显示 </text:h>
      <text:p text:style-name="Text_20_body">如果不喜欢 <text:span text:style-name="T1">Ganglia</text:span> 显示界面，我们可以修改 <text:span text:style-name="T1">$GANGLIA_WEB/ templates /$template_name</text:span> 目录中相应的模板文件 </text:p>
      <text:p text:style-name="Text_20_body">  </text:p>
      <text:p text:style-name="Text_20_body">  </text:p>
      <text:p text:style-name="Text_20_body">  </text:p>
      <text:h text:style-name="Heading_20_1" text:outline-level="1"><text:bookmark text:name="t18"/><text:soft-page-break/>附录 <text:span text:style-name="T1">1</text:span> ： </text:h>
      <text:p text:style-name="Text_20_body">  </text:p>
      <text:p text:style-name="Text_20_body"><text:span text:style-name="T1">$GANGLIA_WEB</text:span> </text:p>
      <text:p text:style-name="Text_20_body"><text:span text:style-name="T1">|-- AUTHORS</text:span> </text:p>
      <text:p text:style-name="Text_20_body"><text:span text:style-name="T1">|-- COPYING</text:span> </text:p>
      <text:p text:style-name="Text_20_body"><text:span text:style-name="T1">|-- Makefile.am</text:span> </text:p>
      <text:p text:style-name="Text_20_body"><text:span text:style-name="T1">|-- auth.php</text:span> </text:p>
      <text:p text:style-name="Text_20_body"><text:span text:style-name="T1">|-- class.TemplatePower.inc.php</text:span> </text:p>
      <text:p text:style-name="Text_20_body"><text:span text:style-name="T1">|-- cluster_legend.html</text:span> </text:p>
      <text:p text:style-name="Text_20_body"><text:span text:style-name="T1">|-- cluster_view.php           //</text:span> 集群视图 </text:p>
      <text:p text:style-name="Text_20_body"><text:span text:style-name="T1">|-- conf.php</text:span> </text:p>
      <text:p text:style-name="Text_20_body"><text:span text:style-name="T1">|-- conf.php.in      // </text:span>配置文件初始模板 </text:p>
      <text:p text:style-name="Text_20_body"><text:span text:style-name="T1">|-- footer.php      //</text:span> 脚注 </text:p>
      <text:p text:style-name="Text_20_body"><text:span text:style-name="T1">|-- functions.php</text:span> </text:p>
      <text:p text:style-name="Text_20_body"><text:span text:style-name="T1">|-- ganglia.php</text:span> </text:p>
      <text:p text:style-name="Text_20_body"><text:span text:style-name="T1">|-- get_context.php   //</text:span> 解析视图类型 </text:p>
      <text:p text:style-name="P4">|-- get_ganglia.php   </text:p>
      <text:p text:style-name="Text_20_body"><text:span text:style-name="T1">|-- graph.d              //</text:span> 存放绘图脚本， <text:span text:style-name="T1">metric</text:span> 以及统计图表 </text:p>
      <text:p text:style-name="Text_20_body"><text:span text:style-name="T1">|   |-- cpu_report.php</text:span> </text:p>
      <text:p text:style-name="Text_20_body"><text:span text:style-name="T1">|   |-- load_report.php</text:span> </text:p>
      <text:p text:style-name="Text_20_body"><text:span text:style-name="T1">|   |-- mem_report.php</text:span> </text:p>
      <text:p text:style-name="Text_20_body"><text:span text:style-name="T1">|   |-- metric.php</text:span> </text:p>
      <text:p text:style-name="Text_20_body"><text:span text:style-name="T1">|   |-- network_report.php</text:span> </text:p>
      <text:p text:style-name="Text_20_body"><text:span text:style-name="T1">|   |-- packet_report.php</text:span> </text:p>
      <text:p text:style-name="Text_20_body"><text:span text:style-name="T1">|   |-- random_report.php</text:span> </text:p>
      <text:p text:style-name="Text_20_body"><text:span text:style-name="T1">|   `-- sample_report.php</text:span> </text:p>
      <text:p text:style-name="Text_20_body"><text:span text:style-name="T1">|-- graph.php              //</text:span> 绘图脚本调用起点文件 </text:p>
      <text:p text:style-name="Text_20_body"><text:span text:style-name="T1">|-- grid_tree.php</text:span> </text:p>
      <text:p text:style-name="Text_20_body"><text:span text:style-name="T1">|-- header.php</text:span> </text:p>
      <text:p text:style-name="Text_20_body"><text:span text:style-name="T1">|-- host_view.php          // </text:span>节点视图 </text:p>
      <text:p text:style-name="Text_20_body"><text:span text:style-name="T1">|-- index.php</text:span> </text:p>
      <text:p text:style-name="Text_20_body"><text:span text:style-name="T1">|-- meta_view.php</text:span> </text:p>
      <text:p text:style-name="Text_20_body"><text:span text:style-name="T1">|-- node_legend.html</text:span> </text:p>
      <text:p text:style-name="Text_20_body"><text:span text:style-name="T1">|-- physical_view.php</text:span> </text:p>
      <text:p text:style-name="Text_20_body"><text:soft-page-break/><text:span text:style-name="T1">|-- pie.php</text:span> </text:p>
      <text:p text:style-name="Text_20_body"><text:span text:style-name="T1">|-- private_clusters</text:span> </text:p>
      <text:p text:style-name="Text_20_body"><text:span text:style-name="T1">|-- show_node.php</text:span> </text:p>
      <text:p text:style-name="Text_20_body"><text:span text:style-name="T1">|-- styles.css</text:span> </text:p>
      <text:p text:style-name="Text_20_body"><text:span text:style-name="T1">|-- templates                 //</text:span> 相关模板，可以修改该模板，自定义显示 </text:p>
      <text:p text:style-name="Text_20_body"><text:span text:style-name="T1">|   |-- default               //</text:span> 默认模板目录 </text:p>
      <text:p text:style-name="Text_20_body"><text:span text:style-name="T1">|   |   |-- cluster_extra.tpl     // </text:span>集群视图扩展内容模板 </text:p>
      <text:p text:style-name="Text_20_body"><text:span text:style-name="T1">|   |   |-- cluster_view.tpl     // </text:span>集群视图模板 </text:p>
      <text:p text:style-name="Text_20_body"><text:span text:style-name="T1">|   |   |-- footer.tpl</text:span> </text:p>
      <text:p text:style-name="Text_20_body"><text:span text:style-name="T1">|   |   |-- grid_tree.tpl</text:span> </text:p>
      <text:p text:style-name="Text_20_body"><text:span text:style-name="T1">|   |   |-- header-nobanner.tpl</text:span> </text:p>
      <text:p text:style-name="Text_20_body"><text:span text:style-name="T1">|   |   |-- header.tpl</text:span> </text:p>
      <text:p text:style-name="Text_20_body"><text:span text:style-name="T1">|   |   |-- host_extra.tpl       // </text:span>节点视图扩展内容模板 </text:p>
      <text:p text:style-name="Text_20_body"><text:span text:style-name="T1">|   |   |-- host_view.tpl       // </text:span>节点视图模板 </text:p>
      <text:p text:style-name="Text_20_body"><text:span text:style-name="T1">|   |   |-- images</text:span> </text:p>
      <text:p text:style-name="Text_20_body"><text:span text:style-name="T1">|   |   |   |-- cluster_0-24.jpg</text:span> </text:p>
      <text:p text:style-name="Text_20_body"><text:span text:style-name="T1">|   |   |   |-- cluster_25-49.jpg</text:span> </text:p>
      <text:p text:style-name="Text_20_body"><text:span text:style-name="T1">|   |   |   |-- cluster_50-74.jpg</text:span> </text:p>
      <text:p text:style-name="Text_20_body"><text:span text:style-name="T1">|    |   |   |-- cluster_75-100.jpg</text:span> </text:p>
      <text:p text:style-name="Text_20_body"><text:span text:style-name="T1">|   |   |   |-- cluster_overloaded.jpg</text:span> </text:p>
      <text:p text:style-name="Text_20_body"><text:span text:style-name="T1">|   |   |   |-- cluster_private.jpg</text:span> </text:p>
      <text:p text:style-name="Text_20_body"><text:span text:style-name="T1">|   |   |   |-- grid_0-24.jpg</text:span> </text:p>
      <text:p text:style-name="Text_20_body"><text:span text:style-name="T1">|   |   |   |-- grid_25-49.jpg</text:span> </text:p>
      <text:p text:style-name="Text_20_body"><text:span text:style-name="T1">|   |   |   |-- grid_50-74.jpg</text:span> </text:p>
      <text:p text:style-name="Text_20_body"><text:span text:style-name="T1">|   |   |   |-- grid_75-100.jpg</text:span> </text:p>
      <text:p text:style-name="Text_20_body"><text:span text:style-name="T1">|   |   |   |-- grid_overloaded.jpg</text:span> </text:p>
      <text:p text:style-name="Text_20_body"><text:span text:style-name="T1">|   |   |   |-- grid_private.jpg</text:span> </text:p>
      <text:p text:style-name="Text_20_body"><text:span text:style-name="T1">|   |   |   |-- logo.jpg</text:span> </text:p>
      <text:p text:style-name="Text_20_body"><text:span text:style-name="T1">|   |   |   |-- node_0-24.jpg</text:span> </text:p>
      <text:p text:style-name="Text_20_body"><text:span text:style-name="T1">|   |   |   |-- node_25-49.jpg</text:span> </text:p>
      <text:p text:style-name="Text_20_body"><text:span text:style-name="T1">|   |   |   |-- node_50-74.jpg</text:span> </text:p>
      <text:p text:style-name="Text_20_body"><text:span text:style-name="T1">|   |   |   |-- node_75-100.jpg</text:span> </text:p>
      <text:p text:style-name="Text_20_body"><text:span text:style-name="T1">|   |   |   |-- node_dead.jpg</text:span> </text:p>
      <text:p text:style-name="Text_20_body"><text:span text:style-name="T1">|   |   |   `-- node_overloaded.jpg</text:span> </text:p>
      <text:p text:style-name="Text_20_body"><text:span text:style-name="T1">|   |   |-- meta_view.tpl</text:span> </text:p>
      <text:p text:style-name="Text_20_body"><text:span text:style-name="T1">|   |   |-- node_extra.tpl</text:span> </text:p>
      <text:p text:style-name="Text_20_body"><text:soft-page-break/><text:span text:style-name="T1">|   |   |-- physical_view.tpl</text:span> </text:p>
      <text:p text:style-name="Text_20_body"><text:span text:style-name="T1">|   |   `-- show_node.tpl</text:span> </text:p>
      <text:p text:style-name="Text_20_body"><text:span text:style-name="T1">|   `-- onest           //</text:span> 自定义模板目录，通过 <text:span text:style-name="T1">conf.php</text:span> 的 <text:span text:style-name="T1">$template_name</text:span> 参数指定 </text:p>
      <text:p text:style-name="P4">|       |-- cluster_extra.tpl    </text:p>
      <text:p text:style-name="Text_20_body"><text:span text:style-name="T1">|       |-- cluster_view.tpl</text:span> </text:p>
      <text:p text:style-name="Text_20_body"><text:span text:style-name="T1">|       |-- footer.tpl</text:span> </text:p>
      <text:p text:style-name="Text_20_body"><text:span text:style-name="T1">|       |-- grid_tree.tpl</text:span> </text:p>
      <text:p text:style-name="Text_20_body"><text:span text:style-name="T1">|       |-- header-nobanner.tpl</text:span> </text:p>
      <text:p text:style-name="Text_20_body"><text:span text:style-name="T1">|       |-- header.tpl</text:span> </text:p>
      <text:p text:style-name="Text_20_body"><text:span text:style-name="T1">|       |-- host_extra.tpl</text:span> </text:p>
      <text:p text:style-name="Text_20_body"><text:span text:style-name="T1">|       |-- host_view.tpl</text:span> </text:p>
      <text:p text:style-name="Text_20_body"><text:span text:style-name="T1">|       |-- images</text:span> </text:p>
      <text:p text:style-name="Text_20_body"><text:span text:style-name="T1">|       |   |-- cluster_0-24.jpg</text:span> </text:p>
      <text:p text:style-name="Text_20_body"><text:span text:style-name="T1">|       |   |-- cluster_25-49.jpg</text:span> </text:p>
      <text:p text:style-name="Text_20_body"><text:span text:style-name="T1">|       |   |-- cluster_50-74.jpg</text:span> </text:p>
      <text:p text:style-name="Text_20_body"><text:span text:style-name="T1">|       |   |-- cluster_75-100.jpg</text:span> </text:p>
      <text:p text:style-name="Text_20_body"><text:span text:style-name="T1">|       |   |-- cluster_overloaded.jpg</text:span> </text:p>
      <text:p text:style-name="Text_20_body"><text:span text:style-name="T1">|       |   |-- cluster_private.jpg</text:span> </text:p>
      <text:p text:style-name="Text_20_body"><text:span text:style-name="T1">|       |   |-- grid_0-24.jpg</text:span> </text:p>
      <text:p text:style-name="Text_20_body"><text:span text:style-name="T1">|       |   |-- grid_25-49.jpg</text:span> </text:p>
      <text:p text:style-name="Text_20_body"><text:span text:style-name="T1">|       |   |-- grid_50-74.jpg</text:span> </text:p>
      <text:p text:style-name="Text_20_body"><text:span text:style-name="T1">|       |   |-- grid_75-100.jpg</text:span> </text:p>
      <text:p text:style-name="Text_20_body"><text:span text:style-name="T1">|       |   |-- grid_overloaded.jpg</text:span> </text:p>
      <text:p text:style-name="Text_20_body"><text:span text:style-name="T1">|       |   |-- grid_private.jpg</text:span> </text:p>
      <text:p text:style-name="Text_20_body"><text:span text:style-name="T1">|       |   |-- logo.jpg</text:span> </text:p>
      <text:p text:style-name="Text_20_body"><text:span text:style-name="T1">|       |   |-- node_0-24.jpg</text:span> </text:p>
      <text:p text:style-name="Text_20_body"><text:span text:style-name="T1">|       |   |-- node_25-49.jpg</text:span> </text:p>
      <text:p text:style-name="Text_20_body"><text:span text:style-name="T1">|       |   |-- node_50-74.jpg</text:span> </text:p>
      <text:p text:style-name="Text_20_body"><text:span text:style-name="T1">|       |   |-- node_75-100.jpg</text:span> </text:p>
      <text:p text:style-name="Text_20_body"><text:span text:style-name="T1">|       |   |-- node_dead.jpg</text:span> </text:p>
      <text:p text:style-name="Text_20_body"><text:span text:style-name="T1">|       |   `-- node_overloaded.jpg</text:span> </text:p>
      <text:p text:style-name="Text_20_body"><text:span text:style-name="T1">|       |-- meta_view.tpl</text:span> </text:p>
      <text:p text:style-name="Text_20_body"><text:span text:style-name="T1">|       |-- node_extra.tpl</text:span> </text:p>
      <text:p text:style-name="Text_20_body"><text:span text:style-name="T1">|       |-- physical_view.tpl</text:span> </text:p>
      <text:p text:style-name="Text_20_body"><text:span text:style-name="T1">|       `-- show_node.tpl</text:span> </text:p>
      <text:p text:style-name="Text_20_body"><text:span text:style-name="T1">|-- version.php</text:span> </text:p>
      <text:p text:style-name="Text_20_body"><text:soft-page-break/><text:span text:style-name="T1">`-- version.php.in</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Calibri" svg:font-family="Calibri"/>
    <style:font-face style:name="Helvetica" svg:font-family="Helvetica, sans-serif"/>
    <style:font-face style:name="Lohit Devanagari1" svg:font-family="'Lohit Devanagari'"/>
    <style:font-face style:name="OpenSymbol" svg:font-family="OpenSymbol"/>
    <style:font-face style:name="Verdana" svg:font-family="Verdana, sans-serif"/>
    <style:font-face style:name="Wingdings" svg:font-family="Wingdings"/>
    <style:font-face style:name="inherit" svg:font-family="inherit, serif"/>
    <style:font-face style:name="DejaVu Sans Mono" svg:font-family="'DejaVu Sans Mono'" style:font-family-generic="modern" style:font-pitch="fixed"/>
    <style:font-face style:name="Lohit Devanagari2" svg:font-family="'Lohit Devanagari'" style:font-family-generic="modern" style:font-pitch="fixed"/>
    <style:font-face style:name="文泉驿正黑1" svg:font-family="文泉驿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文泉驿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文泉驿正黑" style:font-size-asian="14pt" style:font-weight-asian="bold" style:font-name-complex="Lohit Devanagari"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文泉驿正黑"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文泉驿正黑" style:font-size-asian="18pt" style:font-weight-asian="bold" style:font-name-complex="Lohit Devanagar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文泉驿正黑" style:font-size-asian="12pt" style:font-weight-asian="bold" style:font-name-complex="Lohit Devanagari"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文泉驿正黑1" style:font-size-asian="10pt" style:font-name-complex="Lohit Devanagari2"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DejaVu Sans Mono" style:font-name-asian="文泉驿正黑1" style:font-name-complex="Lohit Devanagari2"/>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yuzhe </meta:initial-creator>
    <meta:creation-date>2013-08-01T17:04:42</meta:creation-date>
    <dc:date>2013-08-02T15:50:24</dc:date>
    <dc:creator>luyuzhe </dc:creator>
    <meta:editing-duration>P0D</meta:editing-duration>
    <meta:editing-cycles>2</meta:editing-cycles>
    <meta:generator>LibreOffice/4.0.4.2$Linux_x86 LibreOffice_project/9e9821abd0ffdbc09cd8c52eaa574fa09eb08f2</meta:generator>
    <meta:document-statistic meta:table-count="2" meta:image-count="3" meta:object-count="2" meta:page-count="19" meta:paragraph-count="541" meta:word-count="3738" meta:character-count="20206" meta:non-whitespace-character-count="15526"/>
  </office:meta>
</office:document-meta>
</file>